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20pt" style:font-size-asian="20pt" style:font-size-complex="20pt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0.002cm solid #000080" fo:border-right="none" fo:border-top="0.002cm solid #000080"/>
      <style:text-properties fo:color="#000080" fo:font-size="12pt" style:font-size-asian="12pt" style:font-size-complex="12pt"/>
    </style:style>
    <style:style style:name="ce5" style:family="table-cell" style:parent-style-name="Default" style:data-style-name="N0">
      <style:table-cell-properties fo:border-bottom="none" fo:wrap-option="wrap" fo:border-left="0.002cm solid #000080" fo:border-right="none" fo:border-top="none" style:vertical-align="automatic"/>
      <style:text-properties fo:color="#000080" fo:font-size="12pt" style:font-size-asian="12pt" style:font-size-complex="12pt"/>
    </style:style>
    <style:style style:name="ce6" style:family="table-cell" style:parent-style-name="Default" style:data-style-name="N0">
      <style:table-cell-properties fo:border-bottom="0.002cm solid #000080" fo:wrap-option="wrap" fo:border-left="0.002cm solid #000080" fo:border-right="none" fo:border-top="none" style:vertical-align="automatic"/>
      <style:text-properties fo:color="#000080" fo:font-size="12pt" style:font-size-asian="12pt" style:font-size-complex="12pt"/>
    </style:style>
    <style:style style:name="ce7" style:family="table-cell" style:parent-style-name="Default" style:data-style-name="N0">
      <style:text-properties fo:color="#ff0000" fo:font-size="20pt" style:font-size-asian="20pt" style:font-size-complex="20pt"/>
    </style:style>
    <style:style style:name="ce8" style:family="table-cell" style:parent-style-name="Default" style:data-style-name="N0"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none" fo:border-left="none" fo:border-right="none" fo:border-top="0.002cm solid #000080"/>
      <style:text-properties fo:color="#000080" fo:font-size="12pt" style:font-size-asian="12pt" style:font-size-complex="12pt"/>
    </style:style>
    <style:style style:name="ce10" style:family="table-cell" style:parent-style-name="Default" style:data-style-name="N0">
      <style:text-properties fo:color="#000080"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02cm solid #000080" fo:border-left="none" fo:border-right="none" fo:border-top="none"/>
      <style:text-properties fo:color="#000080" fo:font-size="12pt" style:font-size-asian="12pt" style:font-size-complex="12pt"/>
    </style:style>
    <style:style style:name="ce12" style:family="table-cell" style:parent-style-name="Default" style:data-style-name="N0">
      <style:table-cell-properties fo:border-bottom="none" fo:border-left="none" fo:border-right="0.002cm solid #000080" fo:border-top="0.002cm solid #000080"/>
      <style:text-properties fo:color="#000080" fo:font-size="12pt" style:font-size-asian="12pt" style:font-size-complex="12pt"/>
    </style:style>
    <style:style style:name="ce13" style:family="table-cell" style:parent-style-name="Default" style:data-style-name="N0">
      <style:table-cell-properties fo:border-bottom="none" fo:border-left="none" fo:border-right="0.002cm solid #000080" fo:border-top="none"/>
      <style:text-properties fo:color="#000080" fo:font-size="12pt" style:font-size-asian="12pt" style:font-size-complex="12pt"/>
    </style:style>
    <style:style style:name="ce14" style:family="table-cell" style:parent-style-name="Default" style:data-style-name="N0">
      <style:table-cell-properties fo:border-bottom="0.002cm solid #000080" fo:border-left="none" fo:border-right="0.002cm solid #000080" fo:border-top="none"/>
      <style:text-properties fo:color="#000080" fo:font-size="12pt" style:font-size-asian="12pt" style:font-size-complex="12pt"/>
    </style:style>
    <style:style style:name="ce15" style:family="table-cell" style:parent-style-name="Default" style:data-style-name="N0">
      <style:table-cell-properties fo:border-bottom="none" fo:wrap-option="wrap" fo:border-left="0.002cm solid #800080" fo:border-right="none" fo:border-top="0.002cm solid #800080" style:vertical-align="automatic"/>
      <style:text-properties fo:color="#94006b" fo:font-size="14pt" style:font-size-asian="14pt" style:font-size-complex="14pt"/>
    </style:style>
    <style:style style:name="ce16" style:family="table-cell" style:parent-style-name="Default" style:data-style-name="N0">
      <style:table-cell-properties fo:border-bottom="none" fo:wrap-option="wrap" fo:border-left="0.002cm solid #800080" fo:border-right="none" fo:border-top="none" style:vertical-align="automatic"/>
      <style:text-properties fo:color="#94006b" fo:font-size="14pt" style:font-size-asian="14pt" style:font-size-complex="14pt"/>
    </style:style>
    <style:style style:name="ce17" style:family="table-cell" style:parent-style-name="Default" style:data-style-name="N0">
      <style:table-cell-properties fo:border-bottom="0.002cm solid #800080" fo:border-left="0.002cm solid #800080" fo:border-right="none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none" fo:border-left="none" fo:border-right="none" fo:border-top="0.002cm solid #800080"/>
      <style:text-properties fo:color="#94476b" fo:font-size="14pt" style:font-size-asian="14pt" style:font-size-complex="14pt"/>
    </style:style>
    <style:style style:name="ce19" style:family="table-cell" style:parent-style-name="Default" style:data-style-name="N0">
      <style:text-properties fo:color="#94476b" fo:font-size="14pt" style:font-size-asian="14pt" style:font-size-complex="14pt"/>
    </style:style>
    <style:style style:name="ce20" style:family="table-cell" style:parent-style-name="Default" style:data-style-name="N0">
      <style:table-cell-properties fo:border-bottom="0.002cm solid #800080" fo:border-left="none" fo:border-right="none" fo:border-top="none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-bottom="none" fo:border-left="none" fo:border-right="0.002cm solid #800080" fo:border-top="0.002cm solid #800080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bottom="none" fo:border-left="none" fo:border-right="0.002cm solid #800080" fo:border-top="none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bottom="0.002cm solid #800080" fo:border-left="none" fo:border-right="0.002cm solid #800080" fo:border-top="none"/>
      <style:text-properties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Nederland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number-columns-repeated="1016" table:default-cell-style-name="ce3"/>
        <table:table-row table:style-name="ro1">
          <table:table-cell table:style-name="ce1" office:value-type="string">
            <text:p>Opdracht 3 HAN ESE RGT practicu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tudent 1 : Niels Urger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>
            <text:p>Amplitude</text:p>
          </table:table-cell>
          <table:table-cell table:style-name="ce9" office:value-type="float" office:value="5">
            <text:p>5</text:p>
          </table:table-cell>
          <table:table-cell table:style-name="ce12"/>
          <table:table-cell/>
          <table:table-cell table:style-name="ce15" office:value-type="string">
            <text:p>Integratieconstante Ki</text:p>
          </table:table-cell>
          <table:table-cell table:style-name="ce18" office:value-type="float" office:value="0.5">
            <text:p>0,5</text:p>
          </table:table-cell>
          <table:table-cell table:style-name="ce21"/>
          <table:table-cell table:number-columns-repeated="1017"/>
        </table:table-row>
        <table:table-row table:style-name="ro5">
          <table:table-cell table:style-name="ce5" office:value-type="string">
            <text:p>Signaalfrequentie</text:p>
          </table:table-cell>
          <table:table-cell table:style-name="ce10" office:value-type="float" office:value="10">
            <text:p>10</text:p>
          </table:table-cell>
          <table:table-cell table:style-name="ce13" office:value-type="string">
            <text:p>Hz</text:p>
          </table:table-cell>
          <table:table-cell/>
          <table:table-cell table:style-name="ce16" office:value-type="string">
            <text:p>Differentiatieconstante Kd</text:p>
          </table:table-cell>
          <table:table-cell table:style-name="ce19" office:value-type="float" office:value="1.5">
            <text:p>1,5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6" office:value-type="string">
            <text:p>Bemonsterinfrequentie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Hz</text:p>
          </table:table-cell>
          <table:table-cell/>
          <table:table-cell table:style-name="ce17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7" office:value-type="string">
            <text:p>Vul in Kolommen D en F de formules in die nodig zijn om de opdracht uit te voeren.</text:p>
          </table:table-cell>
          <table:table-cell table:number-columns-repeated="1023"/>
        </table:table-row>
        <table:table-row table:style-name="ro7">
          <table:table-cell table:style-name="ce8" office:value-type="string">
            <text:p>Samplemoment</text:p>
          </table:table-cell>
          <table:table-cell table:style-name="ce8" office:value-type="string">
            <text:p>Signaal</text:p>
          </table:table-cell>
          <table:table-cell table:style-name="ce8"/>
          <table:table-cell table:style-name="ce8" office:value-type="string">
            <text:p>Integrator</text:p>
          </table:table-cell>
          <table:table-cell table:style-name="ce8"/>
          <table:table-cell table:style-name="ce8" office:value-type="string">
            <text:p>Differentiator</text:p>
          </table:table-cell>
          <table:table-cell table:number-columns-repeated="1018"/>
        </table:table-row>
        <table:table-row table:style-name="ro7">
          <table:table-cell table:style-name="ce8" table:number-columns-repeated="6"/>
          <table:table-cell/>
          <table:table-cell>
            <draw:frame table:end-cell-address="Nederlands.AG53" table:end-x="0.594cm" table:end-y="0.245cm" draw:z-index="0" draw:name="Grafiek 1" draw:style-name="gr1" svg:width="46.95cm" svg:height="22.049cm" svg:x="0.438cm" svg:y="0.442cm">
              <draw:object draw:notify-on-update-of-ranges="Nederlands.B7:Nederlands.B7 Nederlands.B15:Nederlands.B114 Nederlands.D7:Nederlands.D7 Nederlands.D15:Nederlands.D114 Nederlands.F7:Nederlands.F7 Nederlands.F15:Nederlands.F1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7" table:number-rows-repeated="5">
          <table:table-cell table:style-name="ce8" table:number-columns-repeated="6"/>
          <table:table-cell table:number-columns-repeated="1018"/>
        </table:table-row>
        <table:table-row table:style-name="ro7">
          <table:table-cell table:style-name="ce8"/>
          <table:table-cell table:style-name="ce8"/>
          <table:table-cell table:style-name="ce8"/>
          <table:table-cell table:style-name="ce8"/>
          <table:table-cell table:style-name="ce8" table:number-columns-repeated="2"/>
          <table:table-cell table:number-columns-repeated="1018"/>
        </table:table-row>
        <table:table-row table:style-name="ro7">
          <table:table-cell table:style-name="ce8"/>
          <table:table-cell table:style-name="ce8"/>
          <table:table-cell table:style-name="ce8"/>
          <table:table-cell table:style-name="ce8"/>
          <table:table-cell table:style-name="ce8" table:number-columns-repeated="2"/>
          <table:table-cell table:number-columns-repeated="1018"/>
        </table:table-row>
        <table:table-row table:style-name="ro3">
          <table:table-cell office:value-type="float" office:value="0">
            <text:p>0</text:p>
          </table:table-cell>
          <table:table-cell table:formula="of:=[.$B$5]*COS(2*PI()*[.A18]*[.$B$6]/[.$B$7])" office:value-type="float" office:value="5">
            <text:p>5</text:p>
          </table:table-cell>
          <table:table-cell/>
          <table:table-cell table:formula="of:=([.F5]/625)*(224*[.B18]+802*[.B17]+224*[.B16])+[.D16]" office:value-type="float" office:value="0.896">
            <text:p>0,896</text:p>
          </table:table-cell>
          <table:table-cell/>
          <table:table-cell table:formula="of:=[.F6]*([.B18]-[.B17])" office:value-type="float" office:value="7.5">
            <text:p>7,5</text:p>
          </table:table-cell>
          <table:table-cell table:number-columns-repeated="1018"/>
        </table:table-row>
        <table:table-row table:style-name="ro3">
          <table:table-cell table:formula="of:=[.A18]+1" office:value-type="float" office:value="1">
            <text:p>1</text:p>
          </table:table-cell>
          <table:table-cell table:formula="of:=[.$B$5]*COS(2*PI()*[.A19]*[.$B$6]/[.$B$7])" office:value-type="float" office:value="4.04508497187474">
            <text:p>4,0450849719</text:p>
          </table:table-cell>
          <table:table-cell/>
          <table:table-cell table:formula="of:=([.F5]/625)*(224*[.B19]+802*[.B18]+224*[.B17])+[.D17]" office:value-type="float" office:value="3.93287922695995">
            <text:p>3,932879227</text:p>
          </table:table-cell>
          <table:table-cell/>
          <table:table-cell table:formula="of:=[.F6]*([.B19]-[.B18])" office:value-type="float" office:value="-1.43237254218789">
            <text:p>-1,4323725422</text:p>
          </table:table-cell>
          <table:table-cell table:number-columns-repeated="1018"/>
        </table:table-row>
        <table:table-row table:style-name="ro3">
          <table:table-cell table:formula="of:=[.A19]+1" office:value-type="float" office:value="2">
            <text:p>2</text:p>
          </table:table-cell>
          <table:table-cell table:formula="of:=[.$B$5]*COS(2*PI()*[.A20]*[.$B$6]/[.$B$7])" office:value-type="float" office:value="1.54508497187474">
            <text:p>1,5450849719</text:p>
          </table:table-cell>
          <table:table-cell/>
          <table:table-cell table:formula="of:=([.F5]/625)*(224*[.B20]+802*[.B19]+224*[.B18])+[.D18]" office:value-type="float" office:value="4.66420574491479">
            <text:p>4,6642057449</text:p>
          </table:table-cell>
          <table:table-cell/>
          <table:table-cell table:formula="of:=[.F6]*([.B20]-[.B19])" office:value-type="float" office:value="-3.75">
            <text:p>-3,75</text:p>
          </table:table-cell>
          <table:table-cell table:number-columns-repeated="1018"/>
        </table:table-row>
        <table:table-row table:style-name="ro3">
          <table:table-cell table:formula="of:=[.A20]+1" office:value-type="float" office:value="3">
            <text:p>3</text:p>
          </table:table-cell>
          <table:table-cell table:formula="of:=[.$B$5]*COS(2*PI()*[.A21]*[.$B$6]/[.$B$7])" office:value-type="float" office:value="-1.54508497187474">
            <text:p>-1,5450849719</text:p>
          </table:table-cell>
          <table:table-cell/>
          <table:table-cell table:formula="of:=([.F5]/625)*(224*[.B21]+802*[.B20]+224*[.B19])+[.D19]" office:value-type="float" office:value="5.37220574491479">
            <text:p>5,3722057449</text:p>
          </table:table-cell>
          <table:table-cell/>
          <table:table-cell table:formula="of:=[.F6]*([.B21]-[.B20])" office:value-type="float" office:value="-4.63525491562421">
            <text:p>-4,6352549156</text:p>
          </table:table-cell>
          <table:table-cell table:number-columns-repeated="1018"/>
        </table:table-row>
        <table:table-row table:style-name="ro3">
          <table:table-cell table:formula="of:=[.A21]+1" office:value-type="float" office:value="4">
            <text:p>4</text:p>
          </table:table-cell>
          <table:table-cell table:formula="of:=[.$B$5]*COS(2*PI()*[.A22]*[.$B$6]/[.$B$7])" office:value-type="float" office:value="-4.04508497187474">
            <text:p>-4,0450849719</text:p>
          </table:table-cell>
          <table:table-cell/>
          <table:table-cell table:formula="of:=([.F5]/625)*(224*[.B22]+802*[.B21]+224*[.B20])+[.D20]" office:value-type="float" office:value="3.22487922695995">
            <text:p>3,224879227</text:p>
          </table:table-cell>
          <table:table-cell/>
          <table:table-cell table:formula="of:=[.F6]*([.B22]-[.B21])" office:value-type="float" office:value="-3.75">
            <text:p>-3,75</text:p>
          </table:table-cell>
          <table:table-cell table:number-columns-repeated="1018"/>
        </table:table-row>
        <table:table-row table:style-name="ro3">
          <table:table-cell table:formula="of:=[.A22]+1" office:value-type="float" office:value="5">
            <text:p>5</text:p>
          </table:table-cell>
          <table:table-cell table:formula="of:=[.$B$5]*COS(2*PI()*[.A23]*[.$B$6]/[.$B$7])" office:value-type="float" office:value="-5">
            <text:p>-5</text:p>
          </table:table-cell>
          <table:table-cell/>
          <table:table-cell table:formula="of:=([.F5]/625)*(224*[.B23]+802*[.B22]+224*[.B21])+[.D21]" office:value-type="float" office:value="1.604">
            <text:p>1,604</text:p>
          </table:table-cell>
          <table:table-cell/>
          <table:table-cell table:formula="of:=[.F6]*([.B23]-[.B22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23]+1" office:value-type="float" office:value="6">
            <text:p>6</text:p>
          </table:table-cell>
          <table:table-cell table:formula="of:=[.$B$5]*COS(2*PI()*[.A24]*[.$B$6]/[.$B$7])" office:value-type="float" office:value="-4.04508497187474">
            <text:p>-4,0450849719</text:p>
          </table:table-cell>
          <table:table-cell/>
          <table:table-cell table:formula="of:=([.F5]/625)*(224*[.B24]+802*[.B23]+224*[.B22])+[.D22]" office:value-type="float" office:value="-1.43287922695995">
            <text:p>-1,432879227</text:p>
          </table:table-cell>
          <table:table-cell/>
          <table:table-cell table:formula="of:=[.F6]*([.B24]-[.B23])" office:value-type="float" office:value="1.43237254218789">
            <text:p>1,4323725422</text:p>
          </table:table-cell>
          <table:table-cell table:number-columns-repeated="1018"/>
        </table:table-row>
        <table:table-row table:style-name="ro3">
          <table:table-cell table:formula="of:=[.A24]+1" office:value-type="float" office:value="7">
            <text:p>7</text:p>
          </table:table-cell>
          <table:table-cell table:formula="of:=[.$B$5]*COS(2*PI()*[.A25]*[.$B$6]/[.$B$7])" office:value-type="float" office:value="-1.54508497187474">
            <text:p>-1,5450849719</text:p>
          </table:table-cell>
          <table:table-cell/>
          <table:table-cell table:formula="of:=([.F5]/625)*(224*[.B25]+802*[.B24]+224*[.B23])+[.D23]" office:value-type="float" office:value="-2.16420574491478">
            <text:p>-2,1642057449</text:p>
          </table:table-cell>
          <table:table-cell/>
          <table:table-cell table:formula="of:=[.F6]*([.B25]-[.B24])" office:value-type="float" office:value="3.75">
            <text:p>3,75</text:p>
          </table:table-cell>
          <table:table-cell table:number-columns-repeated="1018"/>
        </table:table-row>
        <table:table-row table:style-name="ro3">
          <table:table-cell table:formula="of:=[.A25]+1" office:value-type="float" office:value="8">
            <text:p>8</text:p>
          </table:table-cell>
          <table:table-cell table:formula="of:=[.$B$5]*COS(2*PI()*[.A26]*[.$B$6]/[.$B$7])" office:value-type="float" office:value="1.54508497187474">
            <text:p>1,5450849719</text:p>
          </table:table-cell>
          <table:table-cell/>
          <table:table-cell table:formula="of:=([.F5]/625)*(224*[.B26]+802*[.B25]+224*[.B24])+[.D24]" office:value-type="float" office:value="-2.87220574491478">
            <text:p>-2,8722057449</text:p>
          </table:table-cell>
          <table:table-cell/>
          <table:table-cell table:formula="of:=[.F6]*([.B26]-[.B25])" office:value-type="float" office:value="4.63525491562421">
            <text:p>4,6352549156</text:p>
          </table:table-cell>
          <table:table-cell table:number-columns-repeated="1018"/>
        </table:table-row>
        <table:table-row table:style-name="ro3">
          <table:table-cell table:formula="of:=[.A26]+1" office:value-type="float" office:value="9">
            <text:p>9</text:p>
          </table:table-cell>
          <table:table-cell table:formula="of:=[.$B$5]*COS(2*PI()*[.A27]*[.$B$6]/[.$B$7])" office:value-type="float" office:value="4.04508497187474">
            <text:p>4,0450849719</text:p>
          </table:table-cell>
          <table:table-cell/>
          <table:table-cell table:formula="of:=([.F5]/625)*(224*[.B27]+802*[.B26]+224*[.B25])+[.D25]" office:value-type="float" office:value="-0.724879226959954">
            <text:p>-0,724879227</text:p>
          </table:table-cell>
          <table:table-cell/>
          <table:table-cell table:formula="of:=[.F6]*([.B27]-[.B26])" office:value-type="float" office:value="3.75">
            <text:p>3,75</text:p>
          </table:table-cell>
          <table:table-cell table:number-columns-repeated="1018"/>
        </table:table-row>
        <table:table-row table:style-name="ro3">
          <table:table-cell table:formula="of:=[.A27]+1" office:value-type="float" office:value="10">
            <text:p>10</text:p>
          </table:table-cell>
          <table:table-cell table:formula="of:=[.$B$5]*COS(2*PI()*[.A28]*[.$B$6]/[.$B$7])" office:value-type="float" office:value="5">
            <text:p>5</text:p>
          </table:table-cell>
          <table:table-cell/>
          <table:table-cell table:formula="of:=([.F5]/625)*(224*[.B28]+802*[.B27]+224*[.B26])+[.D26]" office:value-type="float" office:value="0.896">
            <text:p>0,896</text:p>
          </table:table-cell>
          <table:table-cell/>
          <table:table-cell table:formula="of:=[.F6]*([.B28]-[.B27])" office:value-type="float" office:value="1.4323725421879">
            <text:p>1,4323725422</text:p>
          </table:table-cell>
          <table:table-cell table:number-columns-repeated="1018"/>
        </table:table-row>
        <table:table-row table:style-name="ro3">
          <table:table-cell table:formula="of:=[.A28]+1" office:value-type="float" office:value="11">
            <text:p>11</text:p>
          </table:table-cell>
          <table:table-cell table:formula="of:=[.$B$5]*COS(2*PI()*[.A29]*[.$B$6]/[.$B$7])" office:value-type="float" office:value="4.04508497187474">
            <text:p>4,0450849719</text:p>
          </table:table-cell>
          <table:table-cell/>
          <table:table-cell table:formula="of:=([.F5]/625)*(224*[.B29]+802*[.B28]+224*[.B27])+[.D27]" office:value-type="float" office:value="3.93287922695995">
            <text:p>3,932879227</text:p>
          </table:table-cell>
          <table:table-cell/>
          <table:table-cell table:formula="of:=[.F6]*([.B29]-[.B28])" office:value-type="float" office:value="-1.43237254218789">
            <text:p>-1,4323725422</text:p>
          </table:table-cell>
          <table:table-cell table:number-columns-repeated="1018"/>
        </table:table-row>
        <table:table-row table:style-name="ro3">
          <table:table-cell table:formula="of:=[.A29]+1" office:value-type="float" office:value="12">
            <text:p>12</text:p>
          </table:table-cell>
          <table:table-cell table:formula="of:=[.$B$5]*COS(2*PI()*[.A30]*[.$B$6]/[.$B$7])" office:value-type="float" office:value="1.54508497187474">
            <text:p>1,5450849719</text:p>
          </table:table-cell>
          <table:table-cell/>
          <table:table-cell table:formula="of:=([.F5]/625)*(224*[.B30]+802*[.B29]+224*[.B28])+[.D28]" office:value-type="float" office:value="4.66420574491479">
            <text:p>4,6642057449</text:p>
          </table:table-cell>
          <table:table-cell/>
          <table:table-cell table:formula="of:=[.F6]*([.B30]-[.B29])" office:value-type="float" office:value="-3.75">
            <text:p>-3,75</text:p>
          </table:table-cell>
          <table:table-cell table:number-columns-repeated="1018"/>
        </table:table-row>
        <table:table-row table:style-name="ro3">
          <table:table-cell table:formula="of:=[.A30]+1" office:value-type="float" office:value="13">
            <text:p>13</text:p>
          </table:table-cell>
          <table:table-cell table:formula="of:=[.$B$5]*COS(2*PI()*[.A31]*[.$B$6]/[.$B$7])" office:value-type="float" office:value="-1.54508497187474">
            <text:p>-1,5450849719</text:p>
          </table:table-cell>
          <table:table-cell/>
          <table:table-cell table:formula="of:=([.F5]/625)*(224*[.B31]+802*[.B30]+224*[.B29])+[.D29]" office:value-type="float" office:value="5.37220574491479">
            <text:p>5,3722057449</text:p>
          </table:table-cell>
          <table:table-cell/>
          <table:table-cell table:formula="of:=[.F6]*([.B31]-[.B30])" office:value-type="float" office:value="-4.63525491562422">
            <text:p>-4,6352549156</text:p>
          </table:table-cell>
          <table:table-cell table:number-columns-repeated="1018"/>
        </table:table-row>
        <table:table-row table:style-name="ro3">
          <table:table-cell table:formula="of:=[.A31]+1" office:value-type="float" office:value="14">
            <text:p>14</text:p>
          </table:table-cell>
          <table:table-cell table:formula="of:=[.$B$5]*COS(2*PI()*[.A32]*[.$B$6]/[.$B$7])" office:value-type="float" office:value="-4.04508497187474">
            <text:p>-4,0450849719</text:p>
          </table:table-cell>
          <table:table-cell/>
          <table:table-cell table:formula="of:=([.F5]/625)*(224*[.B32]+802*[.B31]+224*[.B30])+[.D30]" office:value-type="float" office:value="3.22487922695996">
            <text:p>3,224879227</text:p>
          </table:table-cell>
          <table:table-cell/>
          <table:table-cell table:formula="of:=[.F6]*([.B32]-[.B31])" office:value-type="float" office:value="-3.75">
            <text:p>-3,75</text:p>
          </table:table-cell>
          <table:table-cell table:number-columns-repeated="1018"/>
        </table:table-row>
        <table:table-row table:style-name="ro3">
          <table:table-cell table:formula="of:=[.A32]+1" office:value-type="float" office:value="15">
            <text:p>15</text:p>
          </table:table-cell>
          <table:table-cell table:formula="of:=[.$B$5]*COS(2*PI()*[.A33]*[.$B$6]/[.$B$7])" office:value-type="float" office:value="-5">
            <text:p>-5</text:p>
          </table:table-cell>
          <table:table-cell/>
          <table:table-cell table:formula="of:=([.F5]/625)*(224*[.B33]+802*[.B32]+224*[.B31])+[.D31]" office:value-type="float" office:value="1.60400000000001">
            <text:p>1,604</text:p>
          </table:table-cell>
          <table:table-cell/>
          <table:table-cell table:formula="of:=[.F6]*([.B33]-[.B32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33]+1" office:value-type="float" office:value="16">
            <text:p>16</text:p>
          </table:table-cell>
          <table:table-cell table:formula="of:=[.$B$5]*COS(2*PI()*[.A34]*[.$B$6]/[.$B$7])" office:value-type="float" office:value="-4.04508497187474">
            <text:p>-4,0450849719</text:p>
          </table:table-cell>
          <table:table-cell/>
          <table:table-cell table:formula="of:=([.F5]/625)*(224*[.B34]+802*[.B33]+224*[.B32])+[.D32]" office:value-type="float" office:value="-1.43287922695995">
            <text:p>-1,432879227</text:p>
          </table:table-cell>
          <table:table-cell/>
          <table:table-cell table:formula="of:=[.F6]*([.B34]-[.B33])" office:value-type="float" office:value="1.43237254218789">
            <text:p>1,4323725422</text:p>
          </table:table-cell>
          <table:table-cell table:number-columns-repeated="1018"/>
        </table:table-row>
        <table:table-row table:style-name="ro3">
          <table:table-cell table:formula="of:=[.A34]+1" office:value-type="float" office:value="17">
            <text:p>17</text:p>
          </table:table-cell>
          <table:table-cell table:formula="of:=[.$B$5]*COS(2*PI()*[.A35]*[.$B$6]/[.$B$7])" office:value-type="float" office:value="-1.54508497187474">
            <text:p>-1,5450849719</text:p>
          </table:table-cell>
          <table:table-cell/>
          <table:table-cell table:formula="of:=([.F5]/625)*(224*[.B35]+802*[.B34]+224*[.B33])+[.D33]" office:value-type="float" office:value="-2.16420574491478">
            <text:p>-2,1642057449</text:p>
          </table:table-cell>
          <table:table-cell/>
          <table:table-cell table:formula="of:=[.F6]*([.B35]-[.B34])" office:value-type="float" office:value="3.75">
            <text:p>3,75</text:p>
          </table:table-cell>
          <table:table-cell table:number-columns-repeated="1018"/>
        </table:table-row>
        <table:table-row table:style-name="ro3">
          <table:table-cell table:formula="of:=[.A35]+1" office:value-type="float" office:value="18">
            <text:p>18</text:p>
          </table:table-cell>
          <table:table-cell table:formula="of:=[.$B$5]*COS(2*PI()*[.A36]*[.$B$6]/[.$B$7])" office:value-type="float" office:value="1.54508497187474">
            <text:p>1,5450849719</text:p>
          </table:table-cell>
          <table:table-cell/>
          <table:table-cell table:formula="of:=([.F5]/625)*(224*[.B36]+802*[.B35]+224*[.B34])+[.D34]" office:value-type="float" office:value="-2.87220574491478">
            <text:p>-2,8722057449</text:p>
          </table:table-cell>
          <table:table-cell/>
          <table:table-cell table:formula="of:=[.F6]*([.B36]-[.B35])" office:value-type="float" office:value="4.63525491562421">
            <text:p>4,6352549156</text:p>
          </table:table-cell>
          <table:table-cell table:number-columns-repeated="1018"/>
        </table:table-row>
        <table:table-row table:style-name="ro3">
          <table:table-cell table:formula="of:=[.A36]+1" office:value-type="float" office:value="19">
            <text:p>19</text:p>
          </table:table-cell>
          <table:table-cell table:formula="of:=[.$B$5]*COS(2*PI()*[.A37]*[.$B$6]/[.$B$7])" office:value-type="float" office:value="4.04508497187474">
            <text:p>4,0450849719</text:p>
          </table:table-cell>
          <table:table-cell/>
          <table:table-cell table:formula="of:=([.F5]/625)*(224*[.B37]+802*[.B36]+224*[.B35])+[.D35]" office:value-type="float" office:value="-0.724879226959951">
            <text:p>-0,724879227</text:p>
          </table:table-cell>
          <table:table-cell/>
          <table:table-cell table:formula="of:=[.F6]*([.B37]-[.B36])" office:value-type="float" office:value="3.75">
            <text:p>3,75</text:p>
          </table:table-cell>
          <table:table-cell table:number-columns-repeated="1018"/>
        </table:table-row>
        <table:table-row table:style-name="ro3">
          <table:table-cell table:formula="of:=[.A37]+1" office:value-type="float" office:value="20">
            <text:p>20</text:p>
          </table:table-cell>
          <table:table-cell table:formula="of:=[.$B$5]*COS(2*PI()*[.A38]*[.$B$6]/[.$B$7])" office:value-type="float" office:value="5">
            <text:p>5</text:p>
          </table:table-cell>
          <table:table-cell/>
          <table:table-cell table:formula="of:=([.F5]/625)*(224*[.B38]+802*[.B37]+224*[.B36])+[.D36]" office:value-type="float" office:value="0.896000000000001">
            <text:p>0,896</text:p>
          </table:table-cell>
          <table:table-cell/>
          <table:table-cell table:formula="of:=[.F6]*([.B38]-[.B37])" office:value-type="float" office:value="1.4323725421879">
            <text:p>1,4323725422</text:p>
          </table:table-cell>
          <table:table-cell table:number-columns-repeated="1018"/>
        </table:table-row>
        <table:table-row table:style-name="ro3">
          <table:table-cell table:formula="of:=[.A38]+1" office:value-type="float" office:value="21">
            <text:p>21</text:p>
          </table:table-cell>
          <table:table-cell table:formula="of:=[.$B$5]*COS(2*PI()*[.A39]*[.$B$6]/[.$B$7])" office:value-type="float" office:value="4.04508497187474">
            <text:p>4,0450849719</text:p>
          </table:table-cell>
          <table:table-cell/>
          <table:table-cell table:formula="of:=([.F5]/625)*(224*[.B39]+802*[.B38]+224*[.B37])+[.D37]" office:value-type="float" office:value="3.93287922695996">
            <text:p>3,932879227</text:p>
          </table:table-cell>
          <table:table-cell/>
          <table:table-cell table:formula="of:=[.F6]*([.B39]-[.B38])" office:value-type="float" office:value="-1.43237254218789">
            <text:p>-1,4323725422</text:p>
          </table:table-cell>
          <table:table-cell table:number-columns-repeated="1018"/>
        </table:table-row>
        <table:table-row table:style-name="ro3">
          <table:table-cell table:formula="of:=[.A39]+1" office:value-type="float" office:value="22">
            <text:p>22</text:p>
          </table:table-cell>
          <table:table-cell table:formula="of:=[.$B$5]*COS(2*PI()*[.A40]*[.$B$6]/[.$B$7])" office:value-type="float" office:value="1.54508497187475">
            <text:p>1,5450849719</text:p>
          </table:table-cell>
          <table:table-cell/>
          <table:table-cell table:formula="of:=([.F5]/625)*(224*[.B40]+802*[.B39]+224*[.B38])+[.D38]" office:value-type="float" office:value="4.66420574491479">
            <text:p>4,6642057449</text:p>
          </table:table-cell>
          <table:table-cell/>
          <table:table-cell table:formula="of:=[.F6]*([.B40]-[.B39])" office:value-type="float" office:value="-3.74999999999999">
            <text:p>-3,75</text:p>
          </table:table-cell>
          <table:table-cell table:number-columns-repeated="1018"/>
        </table:table-row>
        <table:table-row table:style-name="ro3">
          <table:table-cell table:formula="of:=[.A40]+1" office:value-type="float" office:value="23">
            <text:p>23</text:p>
          </table:table-cell>
          <table:table-cell table:formula="of:=[.$B$5]*COS(2*PI()*[.A41]*[.$B$6]/[.$B$7])" office:value-type="float" office:value="-1.54508497187473">
            <text:p>-1,5450849719</text:p>
          </table:table-cell>
          <table:table-cell/>
          <table:table-cell table:formula="of:=([.F5]/625)*(224*[.B41]+802*[.B40]+224*[.B39])+[.D39]" office:value-type="float" office:value="5.3722057449148">
            <text:p>5,3722057449</text:p>
          </table:table-cell>
          <table:table-cell/>
          <table:table-cell table:formula="of:=[.F6]*([.B41]-[.B40])" office:value-type="float" office:value="-4.63525491562421">
            <text:p>-4,6352549156</text:p>
          </table:table-cell>
          <table:table-cell table:number-columns-repeated="1018"/>
        </table:table-row>
        <table:table-row table:style-name="ro3">
          <table:table-cell table:formula="of:=[.A41]+1" office:value-type="float" office:value="24">
            <text:p>24</text:p>
          </table:table-cell>
          <table:table-cell table:formula="of:=[.$B$5]*COS(2*PI()*[.A42]*[.$B$6]/[.$B$7])" office:value-type="float" office:value="-4.04508497187473">
            <text:p>-4,0450849719</text:p>
          </table:table-cell>
          <table:table-cell/>
          <table:table-cell table:formula="of:=([.F5]/625)*(224*[.B42]+802*[.B41]+224*[.B40])+[.D40]" office:value-type="float" office:value="3.22487922695997">
            <text:p>3,224879227</text:p>
          </table:table-cell>
          <table:table-cell/>
          <table:table-cell table:formula="of:=[.F6]*([.B42]-[.B41])" office:value-type="float" office:value="-3.75000000000001">
            <text:p>-3,75</text:p>
          </table:table-cell>
          <table:table-cell table:number-columns-repeated="1018"/>
        </table:table-row>
        <table:table-row table:style-name="ro3">
          <table:table-cell table:formula="of:=[.A42]+1" office:value-type="float" office:value="25">
            <text:p>25</text:p>
          </table:table-cell>
          <table:table-cell table:formula="of:=[.$B$5]*COS(2*PI()*[.A43]*[.$B$6]/[.$B$7])" office:value-type="float" office:value="-5">
            <text:p>-5</text:p>
          </table:table-cell>
          <table:table-cell/>
          <table:table-cell table:formula="of:=([.F5]/625)*(224*[.B43]+802*[.B42]+224*[.B41])+[.D41]" office:value-type="float" office:value="1.60400000000002">
            <text:p>1,604</text:p>
          </table:table-cell>
          <table:table-cell/>
          <table:table-cell table:formula="of:=[.F6]*([.B43]-[.B42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43]+1" office:value-type="float" office:value="26">
            <text:p>26</text:p>
          </table:table-cell>
          <table:table-cell table:formula="of:=[.$B$5]*COS(2*PI()*[.A44]*[.$B$6]/[.$B$7])" office:value-type="float" office:value="-4.04508497187474">
            <text:p>-4,0450849719</text:p>
          </table:table-cell>
          <table:table-cell/>
          <table:table-cell table:formula="of:=([.F5]/625)*(224*[.B44]+802*[.B43]+224*[.B42])+[.D42]" office:value-type="float" office:value="-1.43287922695994">
            <text:p>-1,432879227</text:p>
          </table:table-cell>
          <table:table-cell/>
          <table:table-cell table:formula="of:=[.F6]*([.B44]-[.B43])" office:value-type="float" office:value="1.43237254218789">
            <text:p>1,4323725422</text:p>
          </table:table-cell>
          <table:table-cell table:number-columns-repeated="1018"/>
        </table:table-row>
        <table:table-row table:style-name="ro3">
          <table:table-cell table:formula="of:=[.A44]+1" office:value-type="float" office:value="27">
            <text:p>27</text:p>
          </table:table-cell>
          <table:table-cell table:formula="of:=[.$B$5]*COS(2*PI()*[.A45]*[.$B$6]/[.$B$7])" office:value-type="float" office:value="-1.54508497187474">
            <text:p>-1,5450849719</text:p>
          </table:table-cell>
          <table:table-cell/>
          <table:table-cell table:formula="of:=([.F5]/625)*(224*[.B45]+802*[.B44]+224*[.B43])+[.D43]" office:value-type="float" office:value="-2.16420574491477">
            <text:p>-2,1642057449</text:p>
          </table:table-cell>
          <table:table-cell/>
          <table:table-cell table:formula="of:=[.F6]*([.B45]-[.B44])" office:value-type="float" office:value="3.75">
            <text:p>3,75</text:p>
          </table:table-cell>
          <table:table-cell table:number-columns-repeated="1018"/>
        </table:table-row>
        <table:table-row table:style-name="ro3">
          <table:table-cell table:formula="of:=[.A45]+1" office:value-type="float" office:value="28">
            <text:p>28</text:p>
          </table:table-cell>
          <table:table-cell table:formula="of:=[.$B$5]*COS(2*PI()*[.A46]*[.$B$6]/[.$B$7])" office:value-type="float" office:value="1.54508497187473">
            <text:p>1,5450849719</text:p>
          </table:table-cell>
          <table:table-cell/>
          <table:table-cell table:formula="of:=([.F5]/625)*(224*[.B46]+802*[.B45]+224*[.B44])+[.D44]" office:value-type="float" office:value="-2.87220574491477">
            <text:p>-2,8722057449</text:p>
          </table:table-cell>
          <table:table-cell/>
          <table:table-cell table:formula="of:=[.F6]*([.B46]-[.B45])" office:value-type="float" office:value="4.63525491562421">
            <text:p>4,6352549156</text:p>
          </table:table-cell>
          <table:table-cell table:number-columns-repeated="1018"/>
        </table:table-row>
        <table:table-row table:style-name="ro3">
          <table:table-cell table:formula="of:=[.A46]+1" office:value-type="float" office:value="29">
            <text:p>29</text:p>
          </table:table-cell>
          <table:table-cell table:formula="of:=[.$B$5]*COS(2*PI()*[.A47]*[.$B$6]/[.$B$7])" office:value-type="float" office:value="4.04508497187475">
            <text:p>4,0450849719</text:p>
          </table:table-cell>
          <table:table-cell/>
          <table:table-cell table:formula="of:=([.F5]/625)*(224*[.B47]+802*[.B46]+224*[.B45])+[.D45]" office:value-type="float" office:value="-0.724879226959938">
            <text:p>-0,724879227</text:p>
          </table:table-cell>
          <table:table-cell/>
          <table:table-cell table:formula="of:=[.F6]*([.B47]-[.B46])" office:value-type="float" office:value="3.75000000000002">
            <text:p>3,75</text:p>
          </table:table-cell>
          <table:table-cell table:number-columns-repeated="1018"/>
        </table:table-row>
        <table:table-row table:style-name="ro3">
          <table:table-cell table:formula="of:=[.A47]+1" office:value-type="float" office:value="30">
            <text:p>30</text:p>
          </table:table-cell>
          <table:table-cell table:formula="of:=[.$B$5]*COS(2*PI()*[.A48]*[.$B$6]/[.$B$7])" office:value-type="float" office:value="5">
            <text:p>5</text:p>
          </table:table-cell>
          <table:table-cell/>
          <table:table-cell table:formula="of:=([.F5]/625)*(224*[.B48]+802*[.B47]+224*[.B46])+[.D46]" office:value-type="float" office:value="0.896000000000017">
            <text:p>0,896</text:p>
          </table:table-cell>
          <table:table-cell/>
          <table:table-cell table:formula="of:=[.F6]*([.B48]-[.B47])" office:value-type="float" office:value="1.43237254218788">
            <text:p>1,4323725422</text:p>
          </table:table-cell>
          <table:table-cell table:number-columns-repeated="1018"/>
        </table:table-row>
        <table:table-row table:style-name="ro3">
          <table:table-cell table:formula="of:=[.A48]+1" office:value-type="float" office:value="31">
            <text:p>31</text:p>
          </table:table-cell>
          <table:table-cell table:formula="of:=[.$B$5]*COS(2*PI()*[.A49]*[.$B$6]/[.$B$7])" office:value-type="float" office:value="4.04508497187474">
            <text:p>4,0450849719</text:p>
          </table:table-cell>
          <table:table-cell/>
          <table:table-cell table:formula="of:=([.F5]/625)*(224*[.B49]+802*[.B48]+224*[.B47])+[.D47]" office:value-type="float" office:value="3.93287922695997">
            <text:p>3,932879227</text:p>
          </table:table-cell>
          <table:table-cell/>
          <table:table-cell table:formula="of:=[.F6]*([.B49]-[.B48])" office:value-type="float" office:value="-1.43237254218789">
            <text:p>-1,4323725422</text:p>
          </table:table-cell>
          <table:table-cell table:number-columns-repeated="1018"/>
        </table:table-row>
        <table:table-row table:style-name="ro3">
          <table:table-cell table:formula="of:=[.A49]+1" office:value-type="float" office:value="32">
            <text:p>32</text:p>
          </table:table-cell>
          <table:table-cell table:formula="of:=[.$B$5]*COS(2*PI()*[.A50]*[.$B$6]/[.$B$7])" office:value-type="float" office:value="1.54508497187474">
            <text:p>1,5450849719</text:p>
          </table:table-cell>
          <table:table-cell/>
          <table:table-cell table:formula="of:=([.F5]/625)*(224*[.B50]+802*[.B49]+224*[.B48])+[.D48]" office:value-type="float" office:value="4.6642057449148">
            <text:p>4,6642057449</text:p>
          </table:table-cell>
          <table:table-cell/>
          <table:table-cell table:formula="of:=[.F6]*([.B50]-[.B49])" office:value-type="float" office:value="-3.75">
            <text:p>-3,75</text:p>
          </table:table-cell>
          <table:table-cell table:number-columns-repeated="1018"/>
        </table:table-row>
        <table:table-row table:style-name="ro3">
          <table:table-cell table:formula="of:=[.A50]+1" office:value-type="float" office:value="33">
            <text:p>33</text:p>
          </table:table-cell>
          <table:table-cell table:formula="of:=[.$B$5]*COS(2*PI()*[.A51]*[.$B$6]/[.$B$7])" office:value-type="float" office:value="-1.54508497187475">
            <text:p>-1,5450849719</text:p>
          </table:table-cell>
          <table:table-cell/>
          <table:table-cell table:formula="of:=([.F5]/625)*(224*[.B51]+802*[.B50]+224*[.B49])+[.D49]" office:value-type="float" office:value="5.3722057449148">
            <text:p>5,3722057449</text:p>
          </table:table-cell>
          <table:table-cell/>
          <table:table-cell table:formula="of:=[.F6]*([.B51]-[.B50])" office:value-type="float" office:value="-4.63525491562424">
            <text:p>-4,6352549156</text:p>
          </table:table-cell>
          <table:table-cell table:number-columns-repeated="1018"/>
        </table:table-row>
        <table:table-row table:style-name="ro3">
          <table:table-cell table:formula="of:=[.A51]+1" office:value-type="float" office:value="34">
            <text:p>34</text:p>
          </table:table-cell>
          <table:table-cell table:formula="of:=[.$B$5]*COS(2*PI()*[.A52]*[.$B$6]/[.$B$7])" office:value-type="float" office:value="-4.04508497187473">
            <text:p>-4,0450849719</text:p>
          </table:table-cell>
          <table:table-cell/>
          <table:table-cell table:formula="of:=([.F5]/625)*(224*[.B52]+802*[.B51]+224*[.B50])+[.D50]" office:value-type="float" office:value="3.22487922695997">
            <text:p>3,224879227</text:p>
          </table:table-cell>
          <table:table-cell/>
          <table:table-cell table:formula="of:=[.F6]*([.B52]-[.B51])" office:value-type="float" office:value="-3.74999999999998">
            <text:p>-3,75</text:p>
          </table:table-cell>
          <table:table-cell table:number-columns-repeated="1018"/>
        </table:table-row>
        <table:table-row table:style-name="ro3">
          <table:table-cell table:formula="of:=[.A52]+1" office:value-type="float" office:value="35">
            <text:p>35</text:p>
          </table:table-cell>
          <table:table-cell table:formula="of:=[.$B$5]*COS(2*PI()*[.A53]*[.$B$6]/[.$B$7])" office:value-type="float" office:value="-5">
            <text:p>-5</text:p>
          </table:table-cell>
          <table:table-cell/>
          <table:table-cell table:formula="of:=([.F5]/625)*(224*[.B53]+802*[.B52]+224*[.B51])+[.D51]" office:value-type="float" office:value="1.60400000000002">
            <text:p>1,604</text:p>
          </table:table-cell>
          <table:table-cell/>
          <table:table-cell table:formula="of:=[.F6]*([.B53]-[.B52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53]+1" office:value-type="float" office:value="36">
            <text:p>36</text:p>
          </table:table-cell>
          <table:table-cell table:formula="of:=[.$B$5]*COS(2*PI()*[.A54]*[.$B$6]/[.$B$7])" office:value-type="float" office:value="-4.04508497187474">
            <text:p>-4,0450849719</text:p>
          </table:table-cell>
          <table:table-cell/>
          <table:table-cell table:formula="of:=([.F5]/625)*(224*[.B54]+802*[.B53]+224*[.B52])+[.D52]" office:value-type="float" office:value="-1.43287922695994">
            <text:p>-1,432879227</text:p>
          </table:table-cell>
          <table:table-cell/>
          <table:table-cell table:formula="of:=[.F6]*([.B54]-[.B53])" office:value-type="float" office:value="1.43237254218789">
            <text:p>1,4323725422</text:p>
          </table:table-cell>
          <table:table-cell table:number-columns-repeated="1018"/>
        </table:table-row>
        <table:table-row table:style-name="ro3">
          <table:table-cell table:formula="of:=[.A54]+1" office:value-type="float" office:value="37">
            <text:p>37</text:p>
          </table:table-cell>
          <table:table-cell table:formula="of:=[.$B$5]*COS(2*PI()*[.A55]*[.$B$6]/[.$B$7])" office:value-type="float" office:value="-1.54508497187474">
            <text:p>-1,5450849719</text:p>
          </table:table-cell>
          <table:table-cell/>
          <table:table-cell table:formula="of:=([.F5]/625)*(224*[.B55]+802*[.B54]+224*[.B53])+[.D53]" office:value-type="float" office:value="-2.16420574491477">
            <text:p>-2,1642057449</text:p>
          </table:table-cell>
          <table:table-cell/>
          <table:table-cell table:formula="of:=[.F6]*([.B55]-[.B54])" office:value-type="float" office:value="3.75">
            <text:p>3,75</text:p>
          </table:table-cell>
          <table:table-cell table:number-columns-repeated="1018"/>
        </table:table-row>
        <table:table-row table:style-name="ro3">
          <table:table-cell table:formula="of:=[.A55]+1" office:value-type="float" office:value="38">
            <text:p>38</text:p>
          </table:table-cell>
          <table:table-cell table:formula="of:=[.$B$5]*COS(2*PI()*[.A56]*[.$B$6]/[.$B$7])" office:value-type="float" office:value="1.54508497187473">
            <text:p>1,5450849719</text:p>
          </table:table-cell>
          <table:table-cell/>
          <table:table-cell table:formula="of:=([.F5]/625)*(224*[.B56]+802*[.B55]+224*[.B54])+[.D54]" office:value-type="float" office:value="-2.87220574491478">
            <text:p>-2,8722057449</text:p>
          </table:table-cell>
          <table:table-cell/>
          <table:table-cell table:formula="of:=[.F6]*([.B56]-[.B55])" office:value-type="float" office:value="4.63525491562421">
            <text:p>4,6352549156</text:p>
          </table:table-cell>
          <table:table-cell table:number-columns-repeated="1018"/>
        </table:table-row>
        <table:table-row table:style-name="ro3">
          <table:table-cell table:formula="of:=[.A56]+1" office:value-type="float" office:value="39">
            <text:p>39</text:p>
          </table:table-cell>
          <table:table-cell table:formula="of:=[.$B$5]*COS(2*PI()*[.A57]*[.$B$6]/[.$B$7])" office:value-type="float" office:value="4.04508497187473">
            <text:p>4,0450849719</text:p>
          </table:table-cell>
          <table:table-cell/>
          <table:table-cell table:formula="of:=([.F5]/625)*(224*[.B57]+802*[.B56]+224*[.B55])+[.D55]" office:value-type="float" office:value="-0.724879226959942">
            <text:p>-0,724879227</text:p>
          </table:table-cell>
          <table:table-cell/>
          <table:table-cell table:formula="of:=[.F6]*([.B57]-[.B56])" office:value-type="float" office:value="3.75">
            <text:p>3,75</text:p>
          </table:table-cell>
          <table:table-cell table:number-columns-repeated="1018"/>
        </table:table-row>
        <table:table-row table:style-name="ro3">
          <table:table-cell table:formula="of:=[.A57]+1" office:value-type="float" office:value="40">
            <text:p>40</text:p>
          </table:table-cell>
          <table:table-cell table:formula="of:=[.$B$5]*COS(2*PI()*[.A58]*[.$B$6]/[.$B$7])" office:value-type="float" office:value="5">
            <text:p>5</text:p>
          </table:table-cell>
          <table:table-cell/>
          <table:table-cell table:formula="of:=([.F5]/625)*(224*[.B58]+802*[.B57]+224*[.B56])+[.D56]" office:value-type="float" office:value="0.896000000000006">
            <text:p>0,896</text:p>
          </table:table-cell>
          <table:table-cell/>
          <table:table-cell table:formula="of:=[.F6]*([.B58]-[.B57])" office:value-type="float" office:value="1.4323725421879">
            <text:p>1,4323725422</text:p>
          </table:table-cell>
          <table:table-cell table:number-columns-repeated="1018"/>
        </table:table-row>
        <table:table-row table:style-name="ro3">
          <table:table-cell table:formula="of:=[.A58]+1" office:value-type="float" office:value="41">
            <text:p>41</text:p>
          </table:table-cell>
          <table:table-cell table:formula="of:=[.$B$5]*COS(2*PI()*[.A59]*[.$B$6]/[.$B$7])" office:value-type="float" office:value="4.04508497187474">
            <text:p>4,0450849719</text:p>
          </table:table-cell>
          <table:table-cell/>
          <table:table-cell table:formula="of:=([.F5]/625)*(224*[.B59]+802*[.B58]+224*[.B57])+[.D57]" office:value-type="float" office:value="3.93287922695996">
            <text:p>3,932879227</text:p>
          </table:table-cell>
          <table:table-cell/>
          <table:table-cell table:formula="of:=[.F6]*([.B59]-[.B58])" office:value-type="float" office:value="-1.43237254218789">
            <text:p>-1,4323725422</text:p>
          </table:table-cell>
          <table:table-cell table:number-columns-repeated="1018"/>
        </table:table-row>
        <table:table-row table:style-name="ro3">
          <table:table-cell table:formula="of:=[.A59]+1" office:value-type="float" office:value="42">
            <text:p>42</text:p>
          </table:table-cell>
          <table:table-cell table:formula="of:=[.$B$5]*COS(2*PI()*[.A60]*[.$B$6]/[.$B$7])" office:value-type="float" office:value="1.54508497187474">
            <text:p>1,5450849719</text:p>
          </table:table-cell>
          <table:table-cell/>
          <table:table-cell table:formula="of:=([.F5]/625)*(224*[.B60]+802*[.B59]+224*[.B58])+[.D58]" office:value-type="float" office:value="4.66420574491479">
            <text:p>4,6642057449</text:p>
          </table:table-cell>
          <table:table-cell/>
          <table:table-cell table:formula="of:=[.F6]*([.B60]-[.B59])" office:value-type="float" office:value="-3.75">
            <text:p>-3,75</text:p>
          </table:table-cell>
          <table:table-cell table:number-columns-repeated="1018"/>
        </table:table-row>
        <table:table-row table:style-name="ro3">
          <table:table-cell table:formula="of:=[.A60]+1" office:value-type="float" office:value="43">
            <text:p>43</text:p>
          </table:table-cell>
          <table:table-cell table:formula="of:=[.$B$5]*COS(2*PI()*[.A61]*[.$B$6]/[.$B$7])" office:value-type="float" office:value="-1.54508497187473">
            <text:p>-1,5450849719</text:p>
          </table:table-cell>
          <table:table-cell/>
          <table:table-cell table:formula="of:=([.F5]/625)*(224*[.B61]+802*[.B60]+224*[.B59])+[.D59]" office:value-type="float" office:value="5.3722057449148">
            <text:p>5,3722057449</text:p>
          </table:table-cell>
          <table:table-cell/>
          <table:table-cell table:formula="of:=[.F6]*([.B61]-[.B60])" office:value-type="float" office:value="-4.63525491562421">
            <text:p>-4,6352549156</text:p>
          </table:table-cell>
          <table:table-cell table:number-columns-repeated="1018"/>
        </table:table-row>
        <table:table-row table:style-name="ro3">
          <table:table-cell table:formula="of:=[.A61]+1" office:value-type="float" office:value="44">
            <text:p>44</text:p>
          </table:table-cell>
          <table:table-cell table:formula="of:=[.$B$5]*COS(2*PI()*[.A62]*[.$B$6]/[.$B$7])" office:value-type="float" office:value="-4.04508497187472">
            <text:p>-4,0450849719</text:p>
          </table:table-cell>
          <table:table-cell/>
          <table:table-cell table:formula="of:=([.F5]/625)*(224*[.B62]+802*[.B61]+224*[.B60])+[.D60]" office:value-type="float" office:value="3.22487922695997">
            <text:p>3,224879227</text:p>
          </table:table-cell>
          <table:table-cell/>
          <table:table-cell table:formula="of:=[.F6]*([.B62]-[.B61])" office:value-type="float" office:value="-3.74999999999999">
            <text:p>-3,75</text:p>
          </table:table-cell>
          <table:table-cell table:number-columns-repeated="1018"/>
        </table:table-row>
        <table:table-row table:style-name="ro3">
          <table:table-cell table:formula="of:=[.A62]+1" office:value-type="float" office:value="45">
            <text:p>45</text:p>
          </table:table-cell>
          <table:table-cell table:formula="of:=[.$B$5]*COS(2*PI()*[.A63]*[.$B$6]/[.$B$7])" office:value-type="float" office:value="-5">
            <text:p>-5</text:p>
          </table:table-cell>
          <table:table-cell/>
          <table:table-cell table:formula="of:=([.F5]/625)*(224*[.B63]+802*[.B62]+224*[.B61])+[.D61]" office:value-type="float" office:value="1.60400000000003">
            <text:p>1,604</text:p>
          </table:table-cell>
          <table:table-cell/>
          <table:table-cell table:formula="of:=[.F6]*([.B63]-[.B62])" office:value-type="float" office:value="-1.43237254218792">
            <text:p>-1,4323725422</text:p>
          </table:table-cell>
          <table:table-cell table:number-columns-repeated="1018"/>
        </table:table-row>
        <table:table-row table:style-name="ro3">
          <table:table-cell table:formula="of:=[.A63]+1" office:value-type="float" office:value="46">
            <text:p>46</text:p>
          </table:table-cell>
          <table:table-cell table:formula="of:=[.$B$5]*COS(2*PI()*[.A64]*[.$B$6]/[.$B$7])" office:value-type="float" office:value="-4.04508497187475">
            <text:p>-4,0450849719</text:p>
          </table:table-cell>
          <table:table-cell/>
          <table:table-cell table:formula="of:=([.F5]/625)*(224*[.B64]+802*[.B63]+224*[.B62])+[.D62]" office:value-type="float" office:value="-1.43287922695994">
            <text:p>-1,432879227</text:p>
          </table:table-cell>
          <table:table-cell/>
          <table:table-cell table:formula="of:=[.F6]*([.B64]-[.B63])" office:value-type="float" office:value="1.43237254218787">
            <text:p>1,4323725422</text:p>
          </table:table-cell>
          <table:table-cell table:number-columns-repeated="1018"/>
        </table:table-row>
        <table:table-row table:style-name="ro3">
          <table:table-cell table:formula="of:=[.A64]+1" office:value-type="float" office:value="47">
            <text:p>47</text:p>
          </table:table-cell>
          <table:table-cell table:formula="of:=[.$B$5]*COS(2*PI()*[.A65]*[.$B$6]/[.$B$7])" office:value-type="float" office:value="-1.54508497187473">
            <text:p>-1,5450849719</text:p>
          </table:table-cell>
          <table:table-cell/>
          <table:table-cell table:formula="of:=([.F5]/625)*(224*[.B65]+802*[.B64]+224*[.B63])+[.D63]" office:value-type="float" office:value="-2.16420574491477">
            <text:p>-2,1642057449</text:p>
          </table:table-cell>
          <table:table-cell/>
          <table:table-cell table:formula="of:=[.F6]*([.B65]-[.B64])" office:value-type="float" office:value="3.75000000000004">
            <text:p>3,75</text:p>
          </table:table-cell>
          <table:table-cell table:number-columns-repeated="1018"/>
        </table:table-row>
        <table:table-row table:style-name="ro3">
          <table:table-cell table:formula="of:=[.A65]+1" office:value-type="float" office:value="48">
            <text:p>48</text:p>
          </table:table-cell>
          <table:table-cell table:formula="of:=[.$B$5]*COS(2*PI()*[.A66]*[.$B$6]/[.$B$7])" office:value-type="float" office:value="1.54508497187471">
            <text:p>1,5450849719</text:p>
          </table:table-cell>
          <table:table-cell/>
          <table:table-cell table:formula="of:=([.F5]/625)*(224*[.B66]+802*[.B65]+224*[.B64])+[.D64]" office:value-type="float" office:value="-2.87220574491477">
            <text:p>-2,8722057449</text:p>
          </table:table-cell>
          <table:table-cell/>
          <table:table-cell table:formula="of:=[.F6]*([.B66]-[.B65])" office:value-type="float" office:value="4.63525491562416">
            <text:p>4,6352549156</text:p>
          </table:table-cell>
          <table:table-cell table:number-columns-repeated="1018"/>
        </table:table-row>
        <table:table-row table:style-name="ro3">
          <table:table-cell table:formula="of:=[.A66]+1" office:value-type="float" office:value="49">
            <text:p>49</text:p>
          </table:table-cell>
          <table:table-cell table:formula="of:=[.$B$5]*COS(2*PI()*[.A67]*[.$B$6]/[.$B$7])" office:value-type="float" office:value="4.04508497187473">
            <text:p>4,0450849719</text:p>
          </table:table-cell>
          <table:table-cell/>
          <table:table-cell table:formula="of:=([.F5]/625)*(224*[.B67]+802*[.B66]+224*[.B65])+[.D65]" office:value-type="float" office:value="-0.724879226959948">
            <text:p>-0,724879227</text:p>
          </table:table-cell>
          <table:table-cell/>
          <table:table-cell table:formula="of:=[.F6]*([.B67]-[.B66])" office:value-type="float" office:value="3.75000000000003">
            <text:p>3,75</text:p>
          </table:table-cell>
          <table:table-cell table:number-columns-repeated="1018"/>
        </table:table-row>
        <table:table-row table:style-name="ro3">
          <table:table-cell table:formula="of:=[.A67]+1" office:value-type="float" office:value="50">
            <text:p>50</text:p>
          </table:table-cell>
          <table:table-cell table:formula="of:=[.$B$5]*COS(2*PI()*[.A68]*[.$B$6]/[.$B$7])" office:value-type="float" office:value="5">
            <text:p>5</text:p>
          </table:table-cell>
          <table:table-cell/>
          <table:table-cell table:formula="of:=([.F5]/625)*(224*[.B68]+802*[.B67]+224*[.B66])+[.D66]" office:value-type="float" office:value="0.896000000000009">
            <text:p>0,896</text:p>
          </table:table-cell>
          <table:table-cell/>
          <table:table-cell table:formula="of:=[.F6]*([.B68]-[.B67])" office:value-type="float" office:value="1.4323725421879">
            <text:p>1,4323725422</text:p>
          </table:table-cell>
          <table:table-cell table:number-columns-repeated="1018"/>
        </table:table-row>
        <table:table-row table:style-name="ro3">
          <table:table-cell table:formula="of:=[.A68]+1" office:value-type="float" office:value="51">
            <text:p>51</text:p>
          </table:table-cell>
          <table:table-cell table:formula="of:=[.$B$5]*COS(2*PI()*[.A69]*[.$B$6]/[.$B$7])" office:value-type="float" office:value="4.04508497187473">
            <text:p>4,0450849719</text:p>
          </table:table-cell>
          <table:table-cell/>
          <table:table-cell table:formula="of:=([.F5]/625)*(224*[.B69]+802*[.B68]+224*[.B67])+[.D67]" office:value-type="float" office:value="3.93287922695996">
            <text:p>3,932879227</text:p>
          </table:table-cell>
          <table:table-cell/>
          <table:table-cell table:formula="of:=[.F6]*([.B69]-[.B68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69]+1" office:value-type="float" office:value="52">
            <text:p>52</text:p>
          </table:table-cell>
          <table:table-cell table:formula="of:=[.$B$5]*COS(2*PI()*[.A70]*[.$B$6]/[.$B$7])" office:value-type="float" office:value="1.54508497187474">
            <text:p>1,5450849719</text:p>
          </table:table-cell>
          <table:table-cell/>
          <table:table-cell table:formula="of:=([.F5]/625)*(224*[.B70]+802*[.B69]+224*[.B68])+[.D68]" office:value-type="float" office:value="4.66420574491479">
            <text:p>4,6642057449</text:p>
          </table:table-cell>
          <table:table-cell/>
          <table:table-cell table:formula="of:=[.F6]*([.B70]-[.B69])" office:value-type="float" office:value="-3.74999999999998">
            <text:p>-3,75</text:p>
          </table:table-cell>
          <table:table-cell table:number-columns-repeated="1018"/>
        </table:table-row>
        <table:table-row table:style-name="ro3">
          <table:table-cell table:formula="of:=[.A70]+1" office:value-type="float" office:value="53">
            <text:p>53</text:p>
          </table:table-cell>
          <table:table-cell table:formula="of:=[.$B$5]*COS(2*PI()*[.A71]*[.$B$6]/[.$B$7])" office:value-type="float" office:value="-1.54508497187475">
            <text:p>-1,5450849719</text:p>
          </table:table-cell>
          <table:table-cell/>
          <table:table-cell table:formula="of:=([.F5]/625)*(224*[.B71]+802*[.B70]+224*[.B69])+[.D69]" office:value-type="float" office:value="5.37220574491479">
            <text:p>5,3722057449</text:p>
          </table:table-cell>
          <table:table-cell/>
          <table:table-cell table:formula="of:=[.F6]*([.B71]-[.B70])" office:value-type="float" office:value="-4.63525491562424">
            <text:p>-4,6352549156</text:p>
          </table:table-cell>
          <table:table-cell table:number-columns-repeated="1018"/>
        </table:table-row>
        <table:table-row table:style-name="ro3">
          <table:table-cell table:formula="of:=[.A71]+1" office:value-type="float" office:value="54">
            <text:p>54</text:p>
          </table:table-cell>
          <table:table-cell table:formula="of:=[.$B$5]*COS(2*PI()*[.A72]*[.$B$6]/[.$B$7])" office:value-type="float" office:value="-4.04508497187473">
            <text:p>-4,0450849719</text:p>
          </table:table-cell>
          <table:table-cell/>
          <table:table-cell table:formula="of:=([.F5]/625)*(224*[.B72]+802*[.B71]+224*[.B70])+[.D70]" office:value-type="float" office:value="3.22487922695995">
            <text:p>3,224879227</text:p>
          </table:table-cell>
          <table:table-cell/>
          <table:table-cell table:formula="of:=[.F6]*([.B72]-[.B71])" office:value-type="float" office:value="-3.74999999999998">
            <text:p>-3,75</text:p>
          </table:table-cell>
          <table:table-cell table:number-columns-repeated="1018"/>
        </table:table-row>
        <table:table-row table:style-name="ro3">
          <table:table-cell table:formula="of:=[.A72]+1" office:value-type="float" office:value="55">
            <text:p>55</text:p>
          </table:table-cell>
          <table:table-cell table:formula="of:=[.$B$5]*COS(2*PI()*[.A73]*[.$B$6]/[.$B$7])" office:value-type="float" office:value="-5">
            <text:p>-5</text:p>
          </table:table-cell>
          <table:table-cell/>
          <table:table-cell table:formula="of:=([.F5]/625)*(224*[.B73]+802*[.B72]+224*[.B71])+[.D71]" office:value-type="float" office:value="1.604">
            <text:p>1,604</text:p>
          </table:table-cell>
          <table:table-cell/>
          <table:table-cell table:formula="of:=[.F6]*([.B73]-[.B72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73]+1" office:value-type="float" office:value="56">
            <text:p>56</text:p>
          </table:table-cell>
          <table:table-cell table:formula="of:=[.$B$5]*COS(2*PI()*[.A74]*[.$B$6]/[.$B$7])" office:value-type="float" office:value="-4.04508497187474">
            <text:p>-4,0450849719</text:p>
          </table:table-cell>
          <table:table-cell/>
          <table:table-cell table:formula="of:=([.F5]/625)*(224*[.B74]+802*[.B73]+224*[.B72])+[.D72]" office:value-type="float" office:value="-1.43287922695995">
            <text:p>-1,432879227</text:p>
          </table:table-cell>
          <table:table-cell/>
          <table:table-cell table:formula="of:=[.F6]*([.B74]-[.B73])" office:value-type="float" office:value="1.43237254218789">
            <text:p>1,4323725422</text:p>
          </table:table-cell>
          <table:table-cell table:number-columns-repeated="1018"/>
        </table:table-row>
        <table:table-row table:style-name="ro3">
          <table:table-cell table:formula="of:=[.A74]+1" office:value-type="float" office:value="57">
            <text:p>57</text:p>
          </table:table-cell>
          <table:table-cell table:formula="of:=[.$B$5]*COS(2*PI()*[.A75]*[.$B$6]/[.$B$7])" office:value-type="float" office:value="-1.54508497187476">
            <text:p>-1,5450849719</text:p>
          </table:table-cell>
          <table:table-cell/>
          <table:table-cell table:formula="of:=([.F5]/625)*(224*[.B75]+802*[.B74]+224*[.B73])+[.D73]" office:value-type="float" office:value="-2.16420574491479">
            <text:p>-2,1642057449</text:p>
          </table:table-cell>
          <table:table-cell/>
          <table:table-cell table:formula="of:=[.F6]*([.B75]-[.B74])" office:value-type="float" office:value="3.74999999999997">
            <text:p>3,75</text:p>
          </table:table-cell>
          <table:table-cell table:number-columns-repeated="1018"/>
        </table:table-row>
        <table:table-row table:style-name="ro3">
          <table:table-cell table:formula="of:=[.A75]+1" office:value-type="float" office:value="58">
            <text:p>58</text:p>
          </table:table-cell>
          <table:table-cell table:formula="of:=[.$B$5]*COS(2*PI()*[.A76]*[.$B$6]/[.$B$7])" office:value-type="float" office:value="1.54508497187476">
            <text:p>1,5450849719</text:p>
          </table:table-cell>
          <table:table-cell/>
          <table:table-cell table:formula="of:=([.F5]/625)*(224*[.B76]+802*[.B75]+224*[.B74])+[.D74]" office:value-type="float" office:value="-2.87220574491479">
            <text:p>-2,8722057449</text:p>
          </table:table-cell>
          <table:table-cell/>
          <table:table-cell table:formula="of:=[.F6]*([.B76]-[.B75])" office:value-type="float" office:value="4.63525491562429">
            <text:p>4,6352549156</text:p>
          </table:table-cell>
          <table:table-cell table:number-columns-repeated="1018"/>
        </table:table-row>
        <table:table-row table:style-name="ro3">
          <table:table-cell table:formula="of:=[.A76]+1" office:value-type="float" office:value="59">
            <text:p>59</text:p>
          </table:table-cell>
          <table:table-cell table:formula="of:=[.$B$5]*COS(2*PI()*[.A77]*[.$B$6]/[.$B$7])" office:value-type="float" office:value="4.04508497187472">
            <text:p>4,0450849719</text:p>
          </table:table-cell>
          <table:table-cell/>
          <table:table-cell table:formula="of:=([.F5]/625)*(224*[.B77]+802*[.B76]+224*[.B75])+[.D75]" office:value-type="float" office:value="-0.724879226959944">
            <text:p>-0,724879227</text:p>
          </table:table-cell>
          <table:table-cell/>
          <table:table-cell table:formula="of:=[.F6]*([.B77]-[.B76])" office:value-type="float" office:value="3.74999999999994">
            <text:p>3,75</text:p>
          </table:table-cell>
          <table:table-cell table:number-columns-repeated="1018"/>
        </table:table-row>
        <table:table-row table:style-name="ro3">
          <table:table-cell table:formula="of:=[.A77]+1" office:value-type="float" office:value="60">
            <text:p>60</text:p>
          </table:table-cell>
          <table:table-cell table:formula="of:=[.$B$5]*COS(2*PI()*[.A78]*[.$B$6]/[.$B$7])" office:value-type="float" office:value="5">
            <text:p>5</text:p>
          </table:table-cell>
          <table:table-cell/>
          <table:table-cell table:formula="of:=([.F5]/625)*(224*[.B78]+802*[.B77]+224*[.B76])+[.D76]" office:value-type="float" office:value="0.895999999999985">
            <text:p>0,896</text:p>
          </table:table-cell>
          <table:table-cell/>
          <table:table-cell table:formula="of:=[.F6]*([.B78]-[.B77])" office:value-type="float" office:value="1.43237254218792">
            <text:p>1,4323725422</text:p>
          </table:table-cell>
          <table:table-cell table:number-columns-repeated="1018"/>
        </table:table-row>
        <table:table-row table:style-name="ro3">
          <table:table-cell table:formula="of:=[.A78]+1" office:value-type="float" office:value="61">
            <text:p>61</text:p>
          </table:table-cell>
          <table:table-cell table:formula="of:=[.$B$5]*COS(2*PI()*[.A79]*[.$B$6]/[.$B$7])" office:value-type="float" office:value="4.04508497187473">
            <text:p>4,0450849719</text:p>
          </table:table-cell>
          <table:table-cell/>
          <table:table-cell table:formula="of:=([.F5]/625)*(224*[.B79]+802*[.B78]+224*[.B77])+[.D77]" office:value-type="float" office:value="3.93287922695996">
            <text:p>3,932879227</text:p>
          </table:table-cell>
          <table:table-cell/>
          <table:table-cell table:formula="of:=[.F6]*([.B79]-[.B78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79]+1" office:value-type="float" office:value="62">
            <text:p>62</text:p>
          </table:table-cell>
          <table:table-cell table:formula="of:=[.$B$5]*COS(2*PI()*[.A80]*[.$B$6]/[.$B$7])" office:value-type="float" office:value="1.54508497187474">
            <text:p>1,5450849719</text:p>
          </table:table-cell>
          <table:table-cell/>
          <table:table-cell table:formula="of:=([.F5]/625)*(224*[.B80]+802*[.B79]+224*[.B78])+[.D78]" office:value-type="float" office:value="4.66420574491477">
            <text:p>4,6642057449</text:p>
          </table:table-cell>
          <table:table-cell/>
          <table:table-cell table:formula="of:=[.F6]*([.B80]-[.B79])" office:value-type="float" office:value="-3.74999999999998">
            <text:p>-3,75</text:p>
          </table:table-cell>
          <table:table-cell table:number-columns-repeated="1018"/>
        </table:table-row>
        <table:table-row table:style-name="ro3">
          <table:table-cell table:formula="of:=[.A80]+1" office:value-type="float" office:value="63">
            <text:p>63</text:p>
          </table:table-cell>
          <table:table-cell table:formula="of:=[.$B$5]*COS(2*PI()*[.A81]*[.$B$6]/[.$B$7])" office:value-type="float" office:value="-1.54508497187475">
            <text:p>-1,5450849719</text:p>
          </table:table-cell>
          <table:table-cell/>
          <table:table-cell table:formula="of:=([.F5]/625)*(224*[.B81]+802*[.B80]+224*[.B79])+[.D79]" office:value-type="float" office:value="5.37220574491479">
            <text:p>5,3722057449</text:p>
          </table:table-cell>
          <table:table-cell/>
          <table:table-cell table:formula="of:=[.F6]*([.B81]-[.B80])" office:value-type="float" office:value="-4.63525491562424">
            <text:p>-4,6352549156</text:p>
          </table:table-cell>
          <table:table-cell table:number-columns-repeated="1018"/>
        </table:table-row>
        <table:table-row table:style-name="ro3">
          <table:table-cell table:formula="of:=[.A81]+1" office:value-type="float" office:value="64">
            <text:p>64</text:p>
          </table:table-cell>
          <table:table-cell table:formula="of:=[.$B$5]*COS(2*PI()*[.A82]*[.$B$6]/[.$B$7])" office:value-type="float" office:value="-4.04508497187473">
            <text:p>-4,0450849719</text:p>
          </table:table-cell>
          <table:table-cell/>
          <table:table-cell table:formula="of:=([.F5]/625)*(224*[.B82]+802*[.B81]+224*[.B80])+[.D80]" office:value-type="float" office:value="3.22487922695993">
            <text:p>3,224879227</text:p>
          </table:table-cell>
          <table:table-cell/>
          <table:table-cell table:formula="of:=[.F6]*([.B82]-[.B81])" office:value-type="float" office:value="-3.74999999999998">
            <text:p>-3,75</text:p>
          </table:table-cell>
          <table:table-cell table:number-columns-repeated="1018"/>
        </table:table-row>
        <table:table-row table:style-name="ro3">
          <table:table-cell table:formula="of:=[.A82]+1" office:value-type="float" office:value="65">
            <text:p>65</text:p>
          </table:table-cell>
          <table:table-cell table:formula="of:=[.$B$5]*COS(2*PI()*[.A83]*[.$B$6]/[.$B$7])" office:value-type="float" office:value="-5">
            <text:p>-5</text:p>
          </table:table-cell>
          <table:table-cell/>
          <table:table-cell table:formula="of:=([.F5]/625)*(224*[.B83]+802*[.B82]+224*[.B81])+[.D81]" office:value-type="float" office:value="1.60400000000001">
            <text:p>1,604</text:p>
          </table:table-cell>
          <table:table-cell/>
          <table:table-cell table:formula="of:=[.F6]*([.B83]-[.B82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83]+1" office:value-type="float" office:value="66">
            <text:p>66</text:p>
          </table:table-cell>
          <table:table-cell table:formula="of:=[.$B$5]*COS(2*PI()*[.A84]*[.$B$6]/[.$B$7])" office:value-type="float" office:value="-4.04508497187472">
            <text:p>-4,0450849719</text:p>
          </table:table-cell>
          <table:table-cell/>
          <table:table-cell table:formula="of:=([.F5]/625)*(224*[.B84]+802*[.B83]+224*[.B82])+[.D82]" office:value-type="float" office:value="-1.43287922695997">
            <text:p>-1,432879227</text:p>
          </table:table-cell>
          <table:table-cell/>
          <table:table-cell table:formula="of:=[.F6]*([.B84]-[.B83])" office:value-type="float" office:value="1.43237254218792">
            <text:p>1,4323725422</text:p>
          </table:table-cell>
          <table:table-cell table:number-columns-repeated="1018"/>
        </table:table-row>
        <table:table-row table:style-name="ro3">
          <table:table-cell table:formula="of:=[.A84]+1" office:value-type="float" office:value="67">
            <text:p>67</text:p>
          </table:table-cell>
          <table:table-cell table:formula="of:=[.$B$5]*COS(2*PI()*[.A85]*[.$B$6]/[.$B$7])" office:value-type="float" office:value="-1.54508497187476">
            <text:p>-1,5450849719</text:p>
          </table:table-cell>
          <table:table-cell/>
          <table:table-cell table:formula="of:=([.F5]/625)*(224*[.B85]+802*[.B84]+224*[.B83])+[.D83]" office:value-type="float" office:value="-2.16420574491477">
            <text:p>-2,1642057449</text:p>
          </table:table-cell>
          <table:table-cell/>
          <table:table-cell table:formula="of:=[.F6]*([.B85]-[.B84])" office:value-type="float" office:value="3.74999999999994">
            <text:p>3,75</text:p>
          </table:table-cell>
          <table:table-cell table:number-columns-repeated="1018"/>
        </table:table-row>
        <table:table-row table:style-name="ro3">
          <table:table-cell table:formula="of:=[.A85]+1" office:value-type="float" office:value="68">
            <text:p>68</text:p>
          </table:table-cell>
          <table:table-cell table:formula="of:=[.$B$5]*COS(2*PI()*[.A86]*[.$B$6]/[.$B$7])" office:value-type="float" office:value="1.54508497187473">
            <text:p>1,5450849719</text:p>
          </table:table-cell>
          <table:table-cell/>
          <table:table-cell table:formula="of:=([.F5]/625)*(224*[.B86]+802*[.B85]+224*[.B84])+[.D84]" office:value-type="float" office:value="-2.87220574491482">
            <text:p>-2,8722057449</text:p>
          </table:table-cell>
          <table:table-cell/>
          <table:table-cell table:formula="of:=[.F6]*([.B86]-[.B85])" office:value-type="float" office:value="4.63525491562424">
            <text:p>4,6352549156</text:p>
          </table:table-cell>
          <table:table-cell table:number-columns-repeated="1018"/>
        </table:table-row>
        <table:table-row table:style-name="ro3">
          <table:table-cell table:formula="of:=[.A86]+1" office:value-type="float" office:value="69">
            <text:p>69</text:p>
          </table:table-cell>
          <table:table-cell table:formula="of:=[.$B$5]*COS(2*PI()*[.A87]*[.$B$6]/[.$B$7])" office:value-type="float" office:value="4.04508497187474">
            <text:p>4,0450849719</text:p>
          </table:table-cell>
          <table:table-cell/>
          <table:table-cell table:formula="of:=([.F5]/625)*(224*[.B87]+802*[.B86]+224*[.B85])+[.D85]" office:value-type="float" office:value="-0.724879226959948">
            <text:p>-0,724879227</text:p>
          </table:table-cell>
          <table:table-cell/>
          <table:table-cell table:formula="of:=[.F6]*([.B87]-[.B86])" office:value-type="float" office:value="3.75000000000002">
            <text:p>3,75</text:p>
          </table:table-cell>
          <table:table-cell table:number-columns-repeated="1018"/>
        </table:table-row>
        <table:table-row table:style-name="ro3">
          <table:table-cell table:formula="of:=[.A87]+1" office:value-type="float" office:value="70">
            <text:p>70</text:p>
          </table:table-cell>
          <table:table-cell table:formula="of:=[.$B$5]*COS(2*PI()*[.A88]*[.$B$6]/[.$B$7])" office:value-type="float" office:value="5">
            <text:p>5</text:p>
          </table:table-cell>
          <table:table-cell/>
          <table:table-cell table:formula="of:=([.F5]/625)*(224*[.B88]+802*[.B87]+224*[.B86])+[.D86]" office:value-type="float" office:value="0.895999999999969">
            <text:p>0,896</text:p>
          </table:table-cell>
          <table:table-cell/>
          <table:table-cell table:formula="of:=[.F6]*([.B88]-[.B87])" office:value-type="float" office:value="1.43237254218789">
            <text:p>1,4323725422</text:p>
          </table:table-cell>
          <table:table-cell table:number-columns-repeated="1018"/>
        </table:table-row>
        <table:table-row table:style-name="ro3">
          <table:table-cell table:formula="of:=[.A88]+1" office:value-type="float" office:value="71">
            <text:p>71</text:p>
          </table:table-cell>
          <table:table-cell table:formula="of:=[.$B$5]*COS(2*PI()*[.A89]*[.$B$6]/[.$B$7])" office:value-type="float" office:value="4.04508497187475">
            <text:p>4,0450849719</text:p>
          </table:table-cell>
          <table:table-cell/>
          <table:table-cell table:formula="of:=([.F5]/625)*(224*[.B89]+802*[.B88]+224*[.B87])+[.D87]" office:value-type="float" office:value="3.93287922695996">
            <text:p>3,932879227</text:p>
          </table:table-cell>
          <table:table-cell/>
          <table:table-cell table:formula="of:=[.F6]*([.B89]-[.B88])" office:value-type="float" office:value="-1.43237254218787">
            <text:p>-1,4323725422</text:p>
          </table:table-cell>
          <table:table-cell table:number-columns-repeated="1018"/>
        </table:table-row>
        <table:table-row table:style-name="ro3">
          <table:table-cell table:formula="of:=[.A89]+1" office:value-type="float" office:value="72">
            <text:p>72</text:p>
          </table:table-cell>
          <table:table-cell table:formula="of:=[.$B$5]*COS(2*PI()*[.A90]*[.$B$6]/[.$B$7])" office:value-type="float" office:value="1.54508497187475">
            <text:p>1,5450849719</text:p>
          </table:table-cell>
          <table:table-cell/>
          <table:table-cell table:formula="of:=([.F5]/625)*(224*[.B90]+802*[.B89]+224*[.B88])+[.D88]" office:value-type="float" office:value="4.66420574491477">
            <text:p>4,6642057449</text:p>
          </table:table-cell>
          <table:table-cell/>
          <table:table-cell table:formula="of:=[.F6]*([.B90]-[.B89])" office:value-type="float" office:value="-3.75000000000001">
            <text:p>-3,75</text:p>
          </table:table-cell>
          <table:table-cell table:number-columns-repeated="1018"/>
        </table:table-row>
        <table:table-row table:style-name="ro3">
          <table:table-cell table:formula="of:=[.A90]+1" office:value-type="float" office:value="73">
            <text:p>73</text:p>
          </table:table-cell>
          <table:table-cell table:formula="of:=[.$B$5]*COS(2*PI()*[.A91]*[.$B$6]/[.$B$7])" office:value-type="float" office:value="-1.54508497187471">
            <text:p>-1,5450849719</text:p>
          </table:table-cell>
          <table:table-cell/>
          <table:table-cell table:formula="of:=([.F5]/625)*(224*[.B91]+802*[.B90]+224*[.B89])+[.D89]" office:value-type="float" office:value="5.37220574491481">
            <text:p>5,3722057449</text:p>
          </table:table-cell>
          <table:table-cell/>
          <table:table-cell table:formula="of:=[.F6]*([.B91]-[.B90])" office:value-type="float" office:value="-4.63525491562419">
            <text:p>-4,6352549156</text:p>
          </table:table-cell>
          <table:table-cell table:number-columns-repeated="1018"/>
        </table:table-row>
        <table:table-row table:style-name="ro3">
          <table:table-cell table:formula="of:=[.A91]+1" office:value-type="float" office:value="74">
            <text:p>74</text:p>
          </table:table-cell>
          <table:table-cell table:formula="of:=[.$B$5]*COS(2*PI()*[.A92]*[.$B$6]/[.$B$7])" office:value-type="float" office:value="-4.04508497187473">
            <text:p>-4,0450849719</text:p>
          </table:table-cell>
          <table:table-cell/>
          <table:table-cell table:formula="of:=([.F5]/625)*(224*[.B92]+802*[.B91]+224*[.B90])+[.D90]" office:value-type="float" office:value="3.22487922695995">
            <text:p>3,224879227</text:p>
          </table:table-cell>
          <table:table-cell/>
          <table:table-cell table:formula="of:=[.F6]*([.B92]-[.B91])" office:value-type="float" office:value="-3.75000000000003">
            <text:p>-3,75</text:p>
          </table:table-cell>
          <table:table-cell table:number-columns-repeated="1018"/>
        </table:table-row>
        <table:table-row table:style-name="ro3">
          <table:table-cell table:formula="of:=[.A92]+1" office:value-type="float" office:value="75">
            <text:p>75</text:p>
          </table:table-cell>
          <table:table-cell table:formula="of:=[.$B$5]*COS(2*PI()*[.A93]*[.$B$6]/[.$B$7])" office:value-type="float" office:value="-5">
            <text:p>-5</text:p>
          </table:table-cell>
          <table:table-cell/>
          <table:table-cell table:formula="of:=([.F5]/625)*(224*[.B93]+802*[.B92]+224*[.B91])+[.D91]" office:value-type="float" office:value="1.60400000000003">
            <text:p>1,604</text:p>
          </table:table-cell>
          <table:table-cell/>
          <table:table-cell table:formula="of:=[.F6]*([.B93]-[.B92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93]+1" office:value-type="float" office:value="76">
            <text:p>76</text:p>
          </table:table-cell>
          <table:table-cell table:formula="of:=[.$B$5]*COS(2*PI()*[.A94]*[.$B$6]/[.$B$7])" office:value-type="float" office:value="-4.04508497187474">
            <text:p>-4,0450849719</text:p>
          </table:table-cell>
          <table:table-cell/>
          <table:table-cell table:formula="of:=([.F5]/625)*(224*[.B94]+802*[.B93]+224*[.B92])+[.D92]" office:value-type="float" office:value="-1.43287922695995">
            <text:p>-1,432879227</text:p>
          </table:table-cell>
          <table:table-cell/>
          <table:table-cell table:formula="of:=[.F6]*([.B94]-[.B93])" office:value-type="float" office:value="1.43237254218789">
            <text:p>1,4323725422</text:p>
          </table:table-cell>
          <table:table-cell table:number-columns-repeated="1018"/>
        </table:table-row>
        <table:table-row table:style-name="ro3">
          <table:table-cell table:formula="of:=[.A94]+1" office:value-type="float" office:value="77">
            <text:p>77</text:p>
          </table:table-cell>
          <table:table-cell table:formula="of:=[.$B$5]*COS(2*PI()*[.A95]*[.$B$6]/[.$B$7])" office:value-type="float" office:value="-1.54508497187473">
            <text:p>-1,5450849719</text:p>
          </table:table-cell>
          <table:table-cell/>
          <table:table-cell table:formula="of:=([.F5]/625)*(224*[.B95]+802*[.B94]+224*[.B93])+[.D93]" office:value-type="float" office:value="-2.16420574491476">
            <text:p>-2,1642057449</text:p>
          </table:table-cell>
          <table:table-cell/>
          <table:table-cell table:formula="of:=[.F6]*([.B95]-[.B94])" office:value-type="float" office:value="3.75000000000002">
            <text:p>3,75</text:p>
          </table:table-cell>
          <table:table-cell table:number-columns-repeated="1018"/>
        </table:table-row>
        <table:table-row table:style-name="ro3">
          <table:table-cell table:formula="of:=[.A95]+1" office:value-type="float" office:value="78">
            <text:p>78</text:p>
          </table:table-cell>
          <table:table-cell table:formula="of:=[.$B$5]*COS(2*PI()*[.A96]*[.$B$6]/[.$B$7])" office:value-type="float" office:value="1.54508497187473">
            <text:p>1,5450849719</text:p>
          </table:table-cell>
          <table:table-cell/>
          <table:table-cell table:formula="of:=([.F5]/625)*(224*[.B96]+802*[.B95]+224*[.B94])+[.D94]" office:value-type="float" office:value="-2.87220574491478">
            <text:p>-2,8722057449</text:p>
          </table:table-cell>
          <table:table-cell/>
          <table:table-cell table:formula="of:=[.F6]*([.B96]-[.B95])" office:value-type="float" office:value="4.63525491562419">
            <text:p>4,6352549156</text:p>
          </table:table-cell>
          <table:table-cell table:number-columns-repeated="1018"/>
        </table:table-row>
        <table:table-row table:style-name="ro3">
          <table:table-cell table:formula="of:=[.A96]+1" office:value-type="float" office:value="79">
            <text:p>79</text:p>
          </table:table-cell>
          <table:table-cell table:formula="of:=[.$B$5]*COS(2*PI()*[.A97]*[.$B$6]/[.$B$7])" office:value-type="float" office:value="4.04508497187472">
            <text:p>4,0450849719</text:p>
          </table:table-cell>
          <table:table-cell/>
          <table:table-cell table:formula="of:=([.F5]/625)*(224*[.B97]+802*[.B96]+224*[.B95])+[.D95]" office:value-type="float" office:value="-0.724879226959933">
            <text:p>-0,724879227</text:p>
          </table:table-cell>
          <table:table-cell/>
          <table:table-cell table:formula="of:=[.F6]*([.B97]-[.B96])" office:value-type="float" office:value="3.74999999999999">
            <text:p>3,75</text:p>
          </table:table-cell>
          <table:table-cell table:number-columns-repeated="1018"/>
        </table:table-row>
        <table:table-row table:style-name="ro3">
          <table:table-cell table:formula="of:=[.A97]+1" office:value-type="float" office:value="80">
            <text:p>80</text:p>
          </table:table-cell>
          <table:table-cell table:formula="of:=[.$B$5]*COS(2*PI()*[.A98]*[.$B$6]/[.$B$7])" office:value-type="float" office:value="5">
            <text:p>5</text:p>
          </table:table-cell>
          <table:table-cell/>
          <table:table-cell table:formula="of:=([.F5]/625)*(224*[.B98]+802*[.B97]+224*[.B96])+[.D96]" office:value-type="float" office:value="0.89599999999999">
            <text:p>0,896</text:p>
          </table:table-cell>
          <table:table-cell/>
          <table:table-cell table:formula="of:=[.F6]*([.B98]-[.B97])" office:value-type="float" office:value="1.43237254218792">
            <text:p>1,4323725422</text:p>
          </table:table-cell>
          <table:table-cell table:number-columns-repeated="1018"/>
        </table:table-row>
        <table:table-row table:style-name="ro3">
          <table:table-cell table:formula="of:=[.A98]+1" office:value-type="float" office:value="81">
            <text:p>81</text:p>
          </table:table-cell>
          <table:table-cell table:formula="of:=[.$B$5]*COS(2*PI()*[.A99]*[.$B$6]/[.$B$7])" office:value-type="float" office:value="4.04508497187475">
            <text:p>4,0450849719</text:p>
          </table:table-cell>
          <table:table-cell/>
          <table:table-cell table:formula="of:=([.F5]/625)*(224*[.B99]+802*[.B98]+224*[.B97])+[.D97]" office:value-type="float" office:value="3.93287922695997">
            <text:p>3,932879227</text:p>
          </table:table-cell>
          <table:table-cell/>
          <table:table-cell table:formula="of:=[.F6]*([.B99]-[.B98])" office:value-type="float" office:value="-1.43237254218787">
            <text:p>-1,4323725422</text:p>
          </table:table-cell>
          <table:table-cell table:number-columns-repeated="1018"/>
        </table:table-row>
        <table:table-row table:style-name="ro3">
          <table:table-cell table:formula="of:=[.A99]+1" office:value-type="float" office:value="82">
            <text:p>82</text:p>
          </table:table-cell>
          <table:table-cell table:formula="of:=[.$B$5]*COS(2*PI()*[.A100]*[.$B$6]/[.$B$7])" office:value-type="float" office:value="1.54508497187475">
            <text:p>1,5450849719</text:p>
          </table:table-cell>
          <table:table-cell/>
          <table:table-cell table:formula="of:=([.F5]/625)*(224*[.B100]+802*[.B99]+224*[.B98])+[.D98]" office:value-type="float" office:value="4.66420574491479">
            <text:p>4,6642057449</text:p>
          </table:table-cell>
          <table:table-cell/>
          <table:table-cell table:formula="of:=[.F6]*([.B100]-[.B99])" office:value-type="float" office:value="-3.75000000000001">
            <text:p>-3,75</text:p>
          </table:table-cell>
          <table:table-cell table:number-columns-repeated="1018"/>
        </table:table-row>
        <table:table-row table:style-name="ro3">
          <table:table-cell table:formula="of:=[.A100]+1" office:value-type="float" office:value="83">
            <text:p>83</text:p>
          </table:table-cell>
          <table:table-cell table:formula="of:=[.$B$5]*COS(2*PI()*[.A101]*[.$B$6]/[.$B$7])" office:value-type="float" office:value="-1.54508497187478">
            <text:p>-1,5450849719</text:p>
          </table:table-cell>
          <table:table-cell/>
          <table:table-cell table:formula="of:=([.F5]/625)*(224*[.B101]+802*[.B100]+224*[.B99])+[.D99]" office:value-type="float" office:value="5.37220574491481">
            <text:p>5,3722057449</text:p>
          </table:table-cell>
          <table:table-cell/>
          <table:table-cell table:formula="of:=[.F6]*([.B101]-[.B100])" office:value-type="float" office:value="-4.63525491562429">
            <text:p>-4,6352549156</text:p>
          </table:table-cell>
          <table:table-cell table:number-columns-repeated="1018"/>
        </table:table-row>
        <table:table-row table:style-name="ro3">
          <table:table-cell table:formula="of:=[.A101]+1" office:value-type="float" office:value="84">
            <text:p>84</text:p>
          </table:table-cell>
          <table:table-cell table:formula="of:=[.$B$5]*COS(2*PI()*[.A102]*[.$B$6]/[.$B$7])" office:value-type="float" office:value="-4.04508497187473">
            <text:p>-4,0450849719</text:p>
          </table:table-cell>
          <table:table-cell/>
          <table:table-cell table:formula="of:=([.F5]/625)*(224*[.B102]+802*[.B101]+224*[.B100])+[.D100]" office:value-type="float" office:value="3.22487922695993">
            <text:p>3,224879227</text:p>
          </table:table-cell>
          <table:table-cell/>
          <table:table-cell table:formula="of:=[.F6]*([.B102]-[.B101])" office:value-type="float" office:value="-3.74999999999993">
            <text:p>-3,75</text:p>
          </table:table-cell>
          <table:table-cell table:number-columns-repeated="1018"/>
        </table:table-row>
        <table:table-row table:style-name="ro3">
          <table:table-cell table:formula="of:=[.A102]+1" office:value-type="float" office:value="85">
            <text:p>85</text:p>
          </table:table-cell>
          <table:table-cell table:formula="of:=[.$B$5]*COS(2*PI()*[.A103]*[.$B$6]/[.$B$7])" office:value-type="float" office:value="-5">
            <text:p>-5</text:p>
          </table:table-cell>
          <table:table-cell/>
          <table:table-cell table:formula="of:=([.F5]/625)*(224*[.B103]+802*[.B102]+224*[.B101])+[.D101]" office:value-type="float" office:value="1.60400000000002">
            <text:p>1,604</text:p>
          </table:table-cell>
          <table:table-cell/>
          <table:table-cell table:formula="of:=[.F6]*([.B103]-[.B102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103]+1" office:value-type="float" office:value="86">
            <text:p>86</text:p>
          </table:table-cell>
          <table:table-cell table:formula="of:=[.$B$5]*COS(2*PI()*[.A104]*[.$B$6]/[.$B$7])" office:value-type="float" office:value="-4.04508497187474">
            <text:p>-4,0450849719</text:p>
          </table:table-cell>
          <table:table-cell/>
          <table:table-cell table:formula="of:=([.F5]/625)*(224*[.B104]+802*[.B103]+224*[.B102])+[.D102]" office:value-type="float" office:value="-1.43287922695997">
            <text:p>-1,432879227</text:p>
          </table:table-cell>
          <table:table-cell/>
          <table:table-cell table:formula="of:=[.F6]*([.B104]-[.B103])" office:value-type="float" office:value="1.43237254218788">
            <text:p>1,4323725422</text:p>
          </table:table-cell>
          <table:table-cell table:number-columns-repeated="1018"/>
        </table:table-row>
        <table:table-row table:style-name="ro3">
          <table:table-cell table:formula="of:=[.A104]+1" office:value-type="float" office:value="87">
            <text:p>87</text:p>
          </table:table-cell>
          <table:table-cell table:formula="of:=[.$B$5]*COS(2*PI()*[.A105]*[.$B$6]/[.$B$7])" office:value-type="float" office:value="-1.54508497187473">
            <text:p>-1,5450849719</text:p>
          </table:table-cell>
          <table:table-cell/>
          <table:table-cell table:formula="of:=([.F5]/625)*(224*[.B105]+802*[.B104]+224*[.B103])+[.D103]" office:value-type="float" office:value="-2.16420574491477">
            <text:p>-2,1642057449</text:p>
          </table:table-cell>
          <table:table-cell/>
          <table:table-cell table:formula="of:=[.F6]*([.B105]-[.B104])" office:value-type="float" office:value="3.75000000000002">
            <text:p>3,75</text:p>
          </table:table-cell>
          <table:table-cell table:number-columns-repeated="1018"/>
        </table:table-row>
        <table:table-row table:style-name="ro3">
          <table:table-cell table:formula="of:=[.A105]+1" office:value-type="float" office:value="88">
            <text:p>88</text:p>
          </table:table-cell>
          <table:table-cell table:formula="of:=[.$B$5]*COS(2*PI()*[.A106]*[.$B$6]/[.$B$7])" office:value-type="float" office:value="1.54508497187469">
            <text:p>1,5450849719</text:p>
          </table:table-cell>
          <table:table-cell/>
          <table:table-cell table:formula="of:=([.F5]/625)*(224*[.B106]+802*[.B105]+224*[.B104])+[.D104]" office:value-type="float" office:value="-2.87220574491481">
            <text:p>-2,8722057449</text:p>
          </table:table-cell>
          <table:table-cell/>
          <table:table-cell table:formula="of:=[.F6]*([.B106]-[.B105])" office:value-type="float" office:value="4.63525491562414">
            <text:p>4,6352549156</text:p>
          </table:table-cell>
          <table:table-cell table:number-columns-repeated="1018"/>
        </table:table-row>
        <table:table-row table:style-name="ro3">
          <table:table-cell table:formula="of:=[.A106]+1" office:value-type="float" office:value="89">
            <text:p>89</text:p>
          </table:table-cell>
          <table:table-cell table:formula="of:=[.$B$5]*COS(2*PI()*[.A107]*[.$B$6]/[.$B$7])" office:value-type="float" office:value="4.04508497187474">
            <text:p>4,0450849719</text:p>
          </table:table-cell>
          <table:table-cell/>
          <table:table-cell table:formula="of:=([.F5]/625)*(224*[.B107]+802*[.B106]+224*[.B105])+[.D105]" office:value-type="float" office:value="-0.724879226959963">
            <text:p>-0,724879227</text:p>
          </table:table-cell>
          <table:table-cell/>
          <table:table-cell table:formula="of:=[.F6]*([.B107]-[.B106])" office:value-type="float" office:value="3.75000000000007">
            <text:p>3,75</text:p>
          </table:table-cell>
          <table:table-cell table:number-columns-repeated="1018"/>
        </table:table-row>
        <table:table-row table:style-name="ro3">
          <table:table-cell table:formula="of:=[.A107]+1" office:value-type="float" office:value="90">
            <text:p>90</text:p>
          </table:table-cell>
          <table:table-cell table:formula="of:=[.$B$5]*COS(2*PI()*[.A108]*[.$B$6]/[.$B$7])" office:value-type="float" office:value="5">
            <text:p>5</text:p>
          </table:table-cell>
          <table:table-cell/>
          <table:table-cell table:formula="of:=([.F5]/625)*(224*[.B108]+802*[.B107]+224*[.B106])+[.D106]" office:value-type="float" office:value="0.895999999999968">
            <text:p>0,896</text:p>
          </table:table-cell>
          <table:table-cell/>
          <table:table-cell table:formula="of:=[.F6]*([.B108]-[.B107])" office:value-type="float" office:value="1.43237254218789">
            <text:p>1,4323725422</text:p>
          </table:table-cell>
          <table:table-cell table:number-columns-repeated="1018"/>
        </table:table-row>
        <table:table-row table:style-name="ro3">
          <table:table-cell table:formula="of:=[.A108]+1" office:value-type="float" office:value="91">
            <text:p>91</text:p>
          </table:table-cell>
          <table:table-cell table:formula="of:=[.$B$5]*COS(2*PI()*[.A109]*[.$B$6]/[.$B$7])" office:value-type="float" office:value="4.04508497187473">
            <text:p>4,0450849719</text:p>
          </table:table-cell>
          <table:table-cell/>
          <table:table-cell table:formula="of:=([.F5]/625)*(224*[.B109]+802*[.B108]+224*[.B107])+[.D107]" office:value-type="float" office:value="3.93287922695994">
            <text:p>3,932879227</text:p>
          </table:table-cell>
          <table:table-cell/>
          <table:table-cell table:formula="of:=[.F6]*([.B109]-[.B108])" office:value-type="float" office:value="-1.4323725421879">
            <text:p>-1,4323725422</text:p>
          </table:table-cell>
          <table:table-cell table:number-columns-repeated="1018"/>
        </table:table-row>
        <table:table-row table:style-name="ro3">
          <table:table-cell table:formula="of:=[.A109]+1" office:value-type="float" office:value="92">
            <text:p>92</text:p>
          </table:table-cell>
          <table:table-cell table:formula="of:=[.$B$5]*COS(2*PI()*[.A110]*[.$B$6]/[.$B$7])" office:value-type="float" office:value="1.54508497187478">
            <text:p>1,5450849719</text:p>
          </table:table-cell>
          <table:table-cell/>
          <table:table-cell table:formula="of:=([.F5]/625)*(224*[.B110]+802*[.B109]+224*[.B108])+[.D108]" office:value-type="float" office:value="4.66420574491476">
            <text:p>4,6642057449</text:p>
          </table:table-cell>
          <table:table-cell/>
          <table:table-cell table:formula="of:=[.F6]*([.B110]-[.B109])" office:value-type="float" office:value="-3.74999999999993">
            <text:p>-3,75</text:p>
          </table:table-cell>
          <table:table-cell table:number-columns-repeated="1018"/>
        </table:table-row>
        <table:table-row table:style-name="ro3">
          <table:table-cell table:formula="of:=[.A110]+1" office:value-type="float" office:value="93">
            <text:p>93</text:p>
          </table:table-cell>
          <table:table-cell table:formula="of:=[.$B$5]*COS(2*PI()*[.A111]*[.$B$6]/[.$B$7])" office:value-type="float" office:value="-1.54508497187471">
            <text:p>-1,5450849719</text:p>
          </table:table-cell>
          <table:table-cell/>
          <table:table-cell table:formula="of:=([.F5]/625)*(224*[.B111]+802*[.B110]+224*[.B109])+[.D109]" office:value-type="float" office:value="5.37220574491481">
            <text:p>5,3722057449</text:p>
          </table:table-cell>
          <table:table-cell/>
          <table:table-cell table:formula="of:=[.F6]*([.B111]-[.B110])" office:value-type="float" office:value="-4.63525491562424">
            <text:p>-4,6352549156</text:p>
          </table:table-cell>
          <table:table-cell table:number-columns-repeated="1018"/>
        </table:table-row>
        <table:table-row table:style-name="ro3">
          <table:table-cell table:formula="of:=[.A111]+1" office:value-type="float" office:value="94">
            <text:p>94</text:p>
          </table:table-cell>
          <table:table-cell table:formula="of:=[.$B$5]*COS(2*PI()*[.A112]*[.$B$6]/[.$B$7])" office:value-type="float" office:value="-4.04508497187475">
            <text:p>-4,0450849719</text:p>
          </table:table-cell>
          <table:table-cell/>
          <table:table-cell table:formula="of:=([.F5]/625)*(224*[.B112]+802*[.B111]+224*[.B110])+[.D110]" office:value-type="float" office:value="3.22487922695995">
            <text:p>3,224879227</text:p>
          </table:table-cell>
          <table:table-cell/>
          <table:table-cell table:formula="of:=[.F6]*([.B112]-[.B111])" office:value-type="float" office:value="-3.75000000000006">
            <text:p>-3,75</text:p>
          </table:table-cell>
          <table:table-cell table:number-columns-repeated="1018"/>
        </table:table-row>
        <table:table-row table:style-name="ro3">
          <table:table-cell table:formula="of:=[.A112]+1" office:value-type="float" office:value="95">
            <text:p>95</text:p>
          </table:table-cell>
          <table:table-cell table:formula="of:=[.$B$5]*COS(2*PI()*[.A113]*[.$B$6]/[.$B$7])" office:value-type="float" office:value="-5">
            <text:p>-5</text:p>
          </table:table-cell>
          <table:table-cell/>
          <table:table-cell table:formula="of:=([.F5]/625)*(224*[.B113]+802*[.B112]+224*[.B111])+[.D111]" office:value-type="float" office:value="1.60400000000002">
            <text:p>1,604</text:p>
          </table:table-cell>
          <table:table-cell/>
          <table:table-cell table:formula="of:=[.F6]*([.B113]-[.B112])" office:value-type="float" office:value="-1.43237254218787">
            <text:p>-1,4323725422</text:p>
          </table:table-cell>
          <table:table-cell table:number-columns-repeated="1018"/>
        </table:table-row>
        <table:table-row table:style-name="ro3">
          <table:table-cell table:formula="of:=[.A113]+1" office:value-type="float" office:value="96">
            <text:p>96</text:p>
          </table:table-cell>
          <table:table-cell table:formula="of:=[.$B$5]*COS(2*PI()*[.A114]*[.$B$6]/[.$B$7])" office:value-type="float" office:value="-4.04508497187477">
            <text:p>-4,0450849719</text:p>
          </table:table-cell>
          <table:table-cell/>
          <table:table-cell table:formula="of:=([.F5]/625)*(224*[.B114]+802*[.B113]+224*[.B112])+[.D112]" office:value-type="float" office:value="-1.43287922695996">
            <text:p>-1,432879227</text:p>
          </table:table-cell>
          <table:table-cell/>
          <table:table-cell table:formula="of:=[.F6]*([.B114]-[.B113])" office:value-type="float" office:value="1.43237254218785">
            <text:p>1,4323725422</text:p>
          </table:table-cell>
          <table:table-cell table:number-columns-repeated="1018"/>
        </table:table-row>
        <table:table-row table:style-name="ro3">
          <table:table-cell table:formula="of:=[.A114]+1" office:value-type="float" office:value="97">
            <text:p>97</text:p>
          </table:table-cell>
          <table:table-cell table:formula="of:=[.$B$5]*COS(2*PI()*[.A115]*[.$B$6]/[.$B$7])" office:value-type="float" office:value="-1.54508497187477">
            <text:p>-1,5450849719</text:p>
          </table:table-cell>
          <table:table-cell/>
          <table:table-cell table:formula="of:=([.F5]/625)*(224*[.B115]+802*[.B114]+224*[.B113])+[.D113]" office:value-type="float" office:value="-2.16420574491479">
            <text:p>-2,1642057449</text:p>
          </table:table-cell>
          <table:table-cell/>
          <table:table-cell table:formula="of:=[.F6]*([.B115]-[.B114])" office:value-type="float" office:value="3.75">
            <text:p>3,75</text:p>
          </table:table-cell>
          <table:table-cell table:number-columns-repeated="1018"/>
        </table:table-row>
        <table:table-row table:style-name="ro3">
          <table:table-cell table:formula="of:=[.A115]+1" office:value-type="float" office:value="98">
            <text:p>98</text:p>
          </table:table-cell>
          <table:table-cell table:formula="of:=[.$B$5]*COS(2*PI()*[.A116]*[.$B$6]/[.$B$7])" office:value-type="float" office:value="1.54508497187473">
            <text:p>1,5450849719</text:p>
          </table:table-cell>
          <table:table-cell/>
          <table:table-cell table:formula="of:=([.F5]/625)*(224*[.B116]+802*[.B115]+224*[.B114])+[.D114]" office:value-type="float" office:value="-2.87220574491482">
            <text:p>-2,8722057449</text:p>
          </table:table-cell>
          <table:table-cell/>
          <table:table-cell table:formula="of:=[.F6]*([.B116]-[.B115])" office:value-type="float" office:value="4.63525491562424">
            <text:p>4,6352549156</text:p>
          </table:table-cell>
          <table:table-cell table:number-columns-repeated="1018"/>
        </table:table-row>
        <table:table-row table:style-name="ro3">
          <table:table-cell table:formula="of:=[.A116]+1" office:value-type="float" office:value="99">
            <text:p>99</text:p>
          </table:table-cell>
          <table:table-cell table:formula="of:=[.$B$5]*COS(2*PI()*[.A117]*[.$B$6]/[.$B$7])" office:value-type="float" office:value="4.04508497187474">
            <text:p>4,0450849719</text:p>
          </table:table-cell>
          <table:table-cell/>
          <table:table-cell table:formula="of:=([.F5]/625)*(224*[.B117]+802*[.B116]+224*[.B115])+[.D115]" office:value-type="float" office:value="-0.724879226959969">
            <text:p>-0,724879227</text:p>
          </table:table-cell>
          <table:table-cell/>
          <table:table-cell table:formula="of:=[.F6]*([.B117]-[.B116])" office:value-type="float" office:value="3.75000000000002">
            <text:p>3,75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8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8107P0"/>
    </number:currency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8106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10-02-2022</text:date>, <text:time>15:50: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initial-creator>Niels Urgert</meta:initial-creator>
    <meta:creation-date>2012-10-24T10:27:25Z</meta:creation-date>
    <dc:date>2022-02-10T15:50:08.56</dc:date>
    <meta:editing-cycles>18</meta:editing-cycles>
    <meta:editing-duration>PT3H26M38S</meta:editing-duration>
    <meta:document-statistic meta:table-count="1" meta:cell-count="4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46.951cm" svg:height="22.05cm" xlink:href=".." xlink:type="simple" chart:class="chart:bar" chart:style-name="ch1">
        <chart:title svg:x="20.891cm" svg:y="0.576cm" chart:style-name="ch2">
          <text:p>Integrator en Differentiator</text:p>
        </chart:title>
        <chart:legend chart:legend-position="bottom" svg:x="21.189cm" svg:y="21.267cm" style:legend-expansion="wide" chart:style-name="ch3"/>
        <chart:plot-area chart:style-name="ch4" table:cell-range-address="Nederlands.B7:Nederlands.B7 Nederlands.B15:Nederlands.B114 Nederlands.D7:Nederlands.D7 Nederlands.D15:Nederlands.D114 Nederlands.F7:Nederlands.F7 Nederlands.F15:Nederlands.F114" chart:data-source-has-labels="row" svg:x="1.95cm" svg:y="2.732cm" svg:width="43.123cm" svg:height="17.113cm">
          <chartooo:coordinate-region svg:x="2.421cm" svg:y="2.931cm" svg:width="42.583cm" svg:height="15.869cm"/>
          <chart:axis chart:dimension="x" chart:name="primary-x" chart:style-name="ch5">
            <chart:title svg:x="21.853cm" svg:y="20.286cm" chart:style-name="ch6">
              <text:p>Bemonsteringmoment</text:p>
            </chart:title>
          </chart:axis>
          <chart:axis chart:dimension="y" chart:name="primary-y" chart:style-name="ch7">
            <chart:title svg:x="0.451cm" svg:y="12.43cm" chart:style-name="ch8">
              <text:p>Signaalwaarde</text:p>
            </chart:title>
            <chart:grid chart:style-name="ch9" chart:class="major"/>
          </chart:axis>
          <chart:series chart:style-name="ch10" chart:values-cell-range-address="Nederlands.B15:Nederlands.B114" chart:label-cell-address="Nederlands.B7:Nederlands.B7" chart:class="chart:bar">
            <chart:data-point chart:repeated="100"/>
          </chart:series>
          <chart:series chart:style-name="ch11" chart:values-cell-range-address="Nederlands.D15:Nederlands.D114" chart:label-cell-address="Nederlands.D7:Nederlands.D7" chart:class="chart:bar">
            <chart:data-point chart:repeated="100"/>
          </chart:series>
          <chart:series chart:style-name="ch12" chart:values-cell-range-address="Nederlands.F15:Nederlands.F114" chart:label-cell-address="Nederlands.F7:Nederlands.F7" chart:class="chart:ba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Nederlands.B7:Nederlands.B7</svg:desc>
                </draw:g>
              </table:table-cell>
              <table:table-cell office:value-type="string">
                <text:p/>
                <draw:g>
                  <svg:desc>Nederlands.D7:Nederlands.D7</svg:desc>
                </draw:g>
              </table:table-cell>
              <table:table-cell office:value-type="string">
                <text:p/>
                <draw:g>
                  <svg:desc>Nederlands.F7:Nederlands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Nederlands.B15:Nederlands.B114</svg:desc>
                </draw:g>
              </table:table-cell>
              <table:table-cell office:value-type="float" office:value="NaN">
                <text:p>NaN</text:p>
                <draw:g>
                  <svg:desc>Nederlands.D15:Nederlands.D114</svg:desc>
                </draw:g>
              </table:table-cell>
              <table:table-cell office:value-type="float" office:value="NaN">
                <text:p>NaN</text:p>
                <draw:g>
                  <svg:desc>Nederlands.F15:Nederlands.F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96">
                <text:p>0.89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3.93287922695995">
                <text:p>3.93287922695995</text:p>
              </table:table-cell>
              <table:table-cell office:value-type="float" office:value="-1.43237254218789">
                <text:p>-1.43237254218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4.66420574491479">
                <text:p>4.66420574491479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4508497187474">
                <text:p>-1.54508497187474</text:p>
              </table:table-cell>
              <table:table-cell office:value-type="float" office:value="5.37220574491479">
                <text:p>5.37220574491479</text:p>
              </table:table-cell>
              <table:table-cell office:value-type="float" office:value="-4.63525491562421">
                <text:p>-4.63525491562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04508497187474">
                <text:p>-4.04508497187474</text:p>
              </table:table-cell>
              <table:table-cell office:value-type="float" office:value="3.22487922695995">
                <text:p>3.2248792269599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1.604">
                <text:p>1.604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04508497187474">
                <text:p>-4.04508497187474</text:p>
              </table:table-cell>
              <table:table-cell office:value-type="float" office:value="-1.43287922695995">
                <text:p>-1.43287922695995</text:p>
              </table:table-cell>
              <table:table-cell office:value-type="float" office:value="1.43237254218789">
                <text:p>1.43237254218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54508497187474">
                <text:p>-1.54508497187474</text:p>
              </table:table-cell>
              <table:table-cell office:value-type="float" office:value="-2.16420574491478">
                <text:p>-2.1642057449147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-2.87220574491478">
                <text:p>-2.87220574491478</text:p>
              </table:table-cell>
              <table:table-cell office:value-type="float" office:value="4.63525491562421">
                <text:p>4.63525491562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-0.724879226959954">
                <text:p>-0.72487922695995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896">
                <text:p>0.896</text:p>
              </table:table-cell>
              <table:table-cell office:value-type="float" office:value="1.4323725421879">
                <text:p>1.4323725421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3.93287922695995">
                <text:p>3.93287922695995</text:p>
              </table:table-cell>
              <table:table-cell office:value-type="float" office:value="-1.43237254218789">
                <text:p>-1.43237254218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4.66420574491479">
                <text:p>4.66420574491479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54508497187474">
                <text:p>-1.54508497187474</text:p>
              </table:table-cell>
              <table:table-cell office:value-type="float" office:value="5.37220574491479">
                <text:p>5.37220574491479</text:p>
              </table:table-cell>
              <table:table-cell office:value-type="float" office:value="-4.63525491562422">
                <text:p>-4.63525491562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04508497187474">
                <text:p>-4.04508497187474</text:p>
              </table:table-cell>
              <table:table-cell office:value-type="float" office:value="3.22487922695996">
                <text:p>3.22487922695996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">
                <text:p>-5</text:p>
              </table:table-cell>
              <table:table-cell office:value-type="float" office:value="1.60400000000001">
                <text:p>1.60400000000001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04508497187474">
                <text:p>-4.04508497187474</text:p>
              </table:table-cell>
              <table:table-cell office:value-type="float" office:value="-1.43287922695995">
                <text:p>-1.43287922695995</text:p>
              </table:table-cell>
              <table:table-cell office:value-type="float" office:value="1.43237254218789">
                <text:p>1.43237254218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4508497187474">
                <text:p>-1.54508497187474</text:p>
              </table:table-cell>
              <table:table-cell office:value-type="float" office:value="-2.16420574491478">
                <text:p>-2.1642057449147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-2.87220574491478">
                <text:p>-2.87220574491478</text:p>
              </table:table-cell>
              <table:table-cell office:value-type="float" office:value="4.63525491562421">
                <text:p>4.63525491562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-0.724879226959951">
                <text:p>-0.72487922695995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896000000000001">
                <text:p>0.896000000000001</text:p>
              </table:table-cell>
              <table:table-cell office:value-type="float" office:value="1.4323725421879">
                <text:p>1.43237254218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3.93287922695996">
                <text:p>3.93287922695996</text:p>
              </table:table-cell>
              <table:table-cell office:value-type="float" office:value="-1.43237254218789">
                <text:p>-1.43237254218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4508497187475">
                <text:p>1.54508497187475</text:p>
              </table:table-cell>
              <table:table-cell office:value-type="float" office:value="4.66420574491479">
                <text:p>4.66420574491479</text:p>
              </table:table-cell>
              <table:table-cell office:value-type="float" office:value="-3.74999999999999">
                <text:p>-3.749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54508497187473">
                <text:p>-1.54508497187473</text:p>
              </table:table-cell>
              <table:table-cell office:value-type="float" office:value="5.3722057449148">
                <text:p>5.3722057449148</text:p>
              </table:table-cell>
              <table:table-cell office:value-type="float" office:value="-4.63525491562421">
                <text:p>-4.63525491562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04508497187473">
                <text:p>-4.04508497187473</text:p>
              </table:table-cell>
              <table:table-cell office:value-type="float" office:value="3.22487922695997">
                <text:p>3.22487922695997</text:p>
              </table:table-cell>
              <table:table-cell office:value-type="float" office:value="-3.75000000000001">
                <text:p>-3.75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">
                <text:p>-5</text:p>
              </table:table-cell>
              <table:table-cell office:value-type="float" office:value="1.60400000000002">
                <text:p>1.60400000000002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04508497187474">
                <text:p>-4.04508497187474</text:p>
              </table:table-cell>
              <table:table-cell office:value-type="float" office:value="-1.43287922695994">
                <text:p>-1.43287922695994</text:p>
              </table:table-cell>
              <table:table-cell office:value-type="float" office:value="1.43237254218789">
                <text:p>1.43237254218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54508497187474">
                <text:p>-1.54508497187474</text:p>
              </table:table-cell>
              <table:table-cell office:value-type="float" office:value="-2.16420574491477">
                <text:p>-2.1642057449147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4508497187473">
                <text:p>1.54508497187473</text:p>
              </table:table-cell>
              <table:table-cell office:value-type="float" office:value="-2.87220574491477">
                <text:p>-2.87220574491477</text:p>
              </table:table-cell>
              <table:table-cell office:value-type="float" office:value="4.63525491562421">
                <text:p>4.63525491562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4508497187475">
                <text:p>4.04508497187475</text:p>
              </table:table-cell>
              <table:table-cell office:value-type="float" office:value="-0.724879226959938">
                <text:p>-0.724879226959938</text:p>
              </table:table-cell>
              <table:table-cell office:value-type="float" office:value="3.75000000000002">
                <text:p>3.75000000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896000000000017">
                <text:p>0.896000000000017</text:p>
              </table:table-cell>
              <table:table-cell office:value-type="float" office:value="1.43237254218788">
                <text:p>1.43237254218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3.93287922695997">
                <text:p>3.93287922695997</text:p>
              </table:table-cell>
              <table:table-cell office:value-type="float" office:value="-1.43237254218789">
                <text:p>-1.43237254218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4.6642057449148">
                <text:p>4.6642057449148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54508497187475">
                <text:p>-1.54508497187475</text:p>
              </table:table-cell>
              <table:table-cell office:value-type="float" office:value="5.3722057449148">
                <text:p>5.3722057449148</text:p>
              </table:table-cell>
              <table:table-cell office:value-type="float" office:value="-4.63525491562424">
                <text:p>-4.63525491562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04508497187473">
                <text:p>-4.04508497187473</text:p>
              </table:table-cell>
              <table:table-cell office:value-type="float" office:value="3.22487922695997">
                <text:p>3.22487922695997</text:p>
              </table:table-cell>
              <table:table-cell office:value-type="float" office:value="-3.74999999999998">
                <text:p>-3.7499999999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">
                <text:p>-5</text:p>
              </table:table-cell>
              <table:table-cell office:value-type="float" office:value="1.60400000000002">
                <text:p>1.60400000000002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04508497187474">
                <text:p>-4.04508497187474</text:p>
              </table:table-cell>
              <table:table-cell office:value-type="float" office:value="-1.43287922695994">
                <text:p>-1.43287922695994</text:p>
              </table:table-cell>
              <table:table-cell office:value-type="float" office:value="1.43237254218789">
                <text:p>1.43237254218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4508497187474">
                <text:p>-1.54508497187474</text:p>
              </table:table-cell>
              <table:table-cell office:value-type="float" office:value="-2.16420574491477">
                <text:p>-2.1642057449147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4508497187473">
                <text:p>1.54508497187473</text:p>
              </table:table-cell>
              <table:table-cell office:value-type="float" office:value="-2.87220574491478">
                <text:p>-2.87220574491478</text:p>
              </table:table-cell>
              <table:table-cell office:value-type="float" office:value="4.63525491562421">
                <text:p>4.635254915624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4508497187473">
                <text:p>4.04508497187473</text:p>
              </table:table-cell>
              <table:table-cell office:value-type="float" office:value="-0.724879226959942">
                <text:p>-0.72487922695994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896000000000006">
                <text:p>0.896000000000006</text:p>
              </table:table-cell>
              <table:table-cell office:value-type="float" office:value="1.4323725421879">
                <text:p>1.43237254218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3.93287922695996">
                <text:p>3.93287922695996</text:p>
              </table:table-cell>
              <table:table-cell office:value-type="float" office:value="-1.43237254218789">
                <text:p>-1.43237254218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4.66420574491479">
                <text:p>4.66420574491479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4508497187473">
                <text:p>-1.54508497187473</text:p>
              </table:table-cell>
              <table:table-cell office:value-type="float" office:value="5.3722057449148">
                <text:p>5.3722057449148</text:p>
              </table:table-cell>
              <table:table-cell office:value-type="float" office:value="-4.63525491562421">
                <text:p>-4.63525491562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04508497187472">
                <text:p>-4.04508497187472</text:p>
              </table:table-cell>
              <table:table-cell office:value-type="float" office:value="3.22487922695997">
                <text:p>3.22487922695997</text:p>
              </table:table-cell>
              <table:table-cell office:value-type="float" office:value="-3.74999999999999">
                <text:p>-3.749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">
                <text:p>-5</text:p>
              </table:table-cell>
              <table:table-cell office:value-type="float" office:value="1.60400000000003">
                <text:p>1.60400000000003</text:p>
              </table:table-cell>
              <table:table-cell office:value-type="float" office:value="-1.43237254218792">
                <text:p>-1.432372542187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04508497187475">
                <text:p>-4.04508497187475</text:p>
              </table:table-cell>
              <table:table-cell office:value-type="float" office:value="-1.43287922695994">
                <text:p>-1.43287922695994</text:p>
              </table:table-cell>
              <table:table-cell office:value-type="float" office:value="1.43237254218787">
                <text:p>1.432372542187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4508497187473">
                <text:p>-1.54508497187473</text:p>
              </table:table-cell>
              <table:table-cell office:value-type="float" office:value="-2.16420574491477">
                <text:p>-2.16420574491477</text:p>
              </table:table-cell>
              <table:table-cell office:value-type="float" office:value="3.75000000000004">
                <text:p>3.75000000000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4508497187471">
                <text:p>1.54508497187471</text:p>
              </table:table-cell>
              <table:table-cell office:value-type="float" office:value="-2.87220574491477">
                <text:p>-2.87220574491477</text:p>
              </table:table-cell>
              <table:table-cell office:value-type="float" office:value="4.63525491562416">
                <text:p>4.63525491562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04508497187473">
                <text:p>4.04508497187473</text:p>
              </table:table-cell>
              <table:table-cell office:value-type="float" office:value="-0.724879226959948">
                <text:p>-0.724879226959948</text:p>
              </table:table-cell>
              <table:table-cell office:value-type="float" office:value="3.75000000000003">
                <text:p>3.75000000000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896000000000009">
                <text:p>0.896000000000009</text:p>
              </table:table-cell>
              <table:table-cell office:value-type="float" office:value="1.4323725421879">
                <text:p>1.43237254218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04508497187473">
                <text:p>4.04508497187473</text:p>
              </table:table-cell>
              <table:table-cell office:value-type="float" office:value="3.93287922695996">
                <text:p>3.93287922695996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4.66420574491479">
                <text:p>4.66420574491479</text:p>
              </table:table-cell>
              <table:table-cell office:value-type="float" office:value="-3.74999999999998">
                <text:p>-3.7499999999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4508497187475">
                <text:p>-1.54508497187475</text:p>
              </table:table-cell>
              <table:table-cell office:value-type="float" office:value="5.37220574491479">
                <text:p>5.37220574491479</text:p>
              </table:table-cell>
              <table:table-cell office:value-type="float" office:value="-4.63525491562424">
                <text:p>-4.635254915624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04508497187473">
                <text:p>-4.04508497187473</text:p>
              </table:table-cell>
              <table:table-cell office:value-type="float" office:value="3.22487922695995">
                <text:p>3.22487922695995</text:p>
              </table:table-cell>
              <table:table-cell office:value-type="float" office:value="-3.74999999999998">
                <text:p>-3.749999999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">
                <text:p>-5</text:p>
              </table:table-cell>
              <table:table-cell office:value-type="float" office:value="1.604">
                <text:p>1.604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04508497187474">
                <text:p>-4.04508497187474</text:p>
              </table:table-cell>
              <table:table-cell office:value-type="float" office:value="-1.43287922695995">
                <text:p>-1.43287922695995</text:p>
              </table:table-cell>
              <table:table-cell office:value-type="float" office:value="1.43237254218789">
                <text:p>1.432372542187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54508497187476">
                <text:p>-1.54508497187476</text:p>
              </table:table-cell>
              <table:table-cell office:value-type="float" office:value="-2.16420574491479">
                <text:p>-2.16420574491479</text:p>
              </table:table-cell>
              <table:table-cell office:value-type="float" office:value="3.74999999999997">
                <text:p>3.74999999999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4508497187476">
                <text:p>1.54508497187476</text:p>
              </table:table-cell>
              <table:table-cell office:value-type="float" office:value="-2.87220574491479">
                <text:p>-2.87220574491479</text:p>
              </table:table-cell>
              <table:table-cell office:value-type="float" office:value="4.63525491562429">
                <text:p>4.63525491562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4508497187472">
                <text:p>4.04508497187472</text:p>
              </table:table-cell>
              <table:table-cell office:value-type="float" office:value="-0.724879226959944">
                <text:p>-0.724879226959944</text:p>
              </table:table-cell>
              <table:table-cell office:value-type="float" office:value="3.74999999999994">
                <text:p>3.749999999999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895999999999985">
                <text:p>0.895999999999985</text:p>
              </table:table-cell>
              <table:table-cell office:value-type="float" office:value="1.43237254218792">
                <text:p>1.43237254218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4508497187473">
                <text:p>4.04508497187473</text:p>
              </table:table-cell>
              <table:table-cell office:value-type="float" office:value="3.93287922695996">
                <text:p>3.93287922695996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4.66420574491477">
                <text:p>4.66420574491477</text:p>
              </table:table-cell>
              <table:table-cell office:value-type="float" office:value="-3.74999999999998">
                <text:p>-3.74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54508497187475">
                <text:p>-1.54508497187475</text:p>
              </table:table-cell>
              <table:table-cell office:value-type="float" office:value="5.37220574491479">
                <text:p>5.37220574491479</text:p>
              </table:table-cell>
              <table:table-cell office:value-type="float" office:value="-4.63525491562424">
                <text:p>-4.635254915624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04508497187473">
                <text:p>-4.04508497187473</text:p>
              </table:table-cell>
              <table:table-cell office:value-type="float" office:value="3.22487922695993">
                <text:p>3.22487922695993</text:p>
              </table:table-cell>
              <table:table-cell office:value-type="float" office:value="-3.74999999999998">
                <text:p>-3.7499999999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">
                <text:p>-5</text:p>
              </table:table-cell>
              <table:table-cell office:value-type="float" office:value="1.60400000000001">
                <text:p>1.60400000000001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04508497187472">
                <text:p>-4.04508497187472</text:p>
              </table:table-cell>
              <table:table-cell office:value-type="float" office:value="-1.43287922695997">
                <text:p>-1.43287922695997</text:p>
              </table:table-cell>
              <table:table-cell office:value-type="float" office:value="1.43237254218792">
                <text:p>1.43237254218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54508497187476">
                <text:p>-1.54508497187476</text:p>
              </table:table-cell>
              <table:table-cell office:value-type="float" office:value="-2.16420574491477">
                <text:p>-2.16420574491477</text:p>
              </table:table-cell>
              <table:table-cell office:value-type="float" office:value="3.74999999999994">
                <text:p>3.749999999999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4508497187473">
                <text:p>1.54508497187473</text:p>
              </table:table-cell>
              <table:table-cell office:value-type="float" office:value="-2.87220574491482">
                <text:p>-2.87220574491482</text:p>
              </table:table-cell>
              <table:table-cell office:value-type="float" office:value="4.63525491562424">
                <text:p>4.635254915624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-0.724879226959948">
                <text:p>-0.724879226959948</text:p>
              </table:table-cell>
              <table:table-cell office:value-type="float" office:value="3.75000000000002">
                <text:p>3.750000000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895999999999969">
                <text:p>0.895999999999969</text:p>
              </table:table-cell>
              <table:table-cell office:value-type="float" office:value="1.43237254218789">
                <text:p>1.43237254218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04508497187475">
                <text:p>4.04508497187475</text:p>
              </table:table-cell>
              <table:table-cell office:value-type="float" office:value="3.93287922695996">
                <text:p>3.93287922695996</text:p>
              </table:table-cell>
              <table:table-cell office:value-type="float" office:value="-1.43237254218787">
                <text:p>-1.432372542187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4508497187475">
                <text:p>1.54508497187475</text:p>
              </table:table-cell>
              <table:table-cell office:value-type="float" office:value="4.66420574491477">
                <text:p>4.66420574491477</text:p>
              </table:table-cell>
              <table:table-cell office:value-type="float" office:value="-3.75000000000001">
                <text:p>-3.750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54508497187471">
                <text:p>-1.54508497187471</text:p>
              </table:table-cell>
              <table:table-cell office:value-type="float" office:value="5.37220574491481">
                <text:p>5.37220574491481</text:p>
              </table:table-cell>
              <table:table-cell office:value-type="float" office:value="-4.63525491562419">
                <text:p>-4.63525491562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.04508497187473">
                <text:p>-4.04508497187473</text:p>
              </table:table-cell>
              <table:table-cell office:value-type="float" office:value="3.22487922695995">
                <text:p>3.22487922695995</text:p>
              </table:table-cell>
              <table:table-cell office:value-type="float" office:value="-3.75000000000003">
                <text:p>-3.75000000000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">
                <text:p>-5</text:p>
              </table:table-cell>
              <table:table-cell office:value-type="float" office:value="1.60400000000003">
                <text:p>1.60400000000003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04508497187474">
                <text:p>-4.04508497187474</text:p>
              </table:table-cell>
              <table:table-cell office:value-type="float" office:value="-1.43287922695995">
                <text:p>-1.43287922695995</text:p>
              </table:table-cell>
              <table:table-cell office:value-type="float" office:value="1.43237254218789">
                <text:p>1.432372542187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54508497187473">
                <text:p>-1.54508497187473</text:p>
              </table:table-cell>
              <table:table-cell office:value-type="float" office:value="-2.16420574491476">
                <text:p>-2.16420574491476</text:p>
              </table:table-cell>
              <table:table-cell office:value-type="float" office:value="3.75000000000002">
                <text:p>3.750000000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4508497187473">
                <text:p>1.54508497187473</text:p>
              </table:table-cell>
              <table:table-cell office:value-type="float" office:value="-2.87220574491478">
                <text:p>-2.87220574491478</text:p>
              </table:table-cell>
              <table:table-cell office:value-type="float" office:value="4.63525491562419">
                <text:p>4.63525491562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4508497187472">
                <text:p>4.04508497187472</text:p>
              </table:table-cell>
              <table:table-cell office:value-type="float" office:value="-0.724879226959933">
                <text:p>-0.724879226959933</text:p>
              </table:table-cell>
              <table:table-cell office:value-type="float" office:value="3.74999999999999">
                <text:p>3.749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0.89599999999999">
                <text:p>0.89599999999999</text:p>
              </table:table-cell>
              <table:table-cell office:value-type="float" office:value="1.43237254218792">
                <text:p>1.43237254218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4508497187475">
                <text:p>4.04508497187475</text:p>
              </table:table-cell>
              <table:table-cell office:value-type="float" office:value="3.93287922695997">
                <text:p>3.93287922695997</text:p>
              </table:table-cell>
              <table:table-cell office:value-type="float" office:value="-1.43237254218787">
                <text:p>-1.432372542187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4508497187475">
                <text:p>1.54508497187475</text:p>
              </table:table-cell>
              <table:table-cell office:value-type="float" office:value="4.66420574491479">
                <text:p>4.66420574491479</text:p>
              </table:table-cell>
              <table:table-cell office:value-type="float" office:value="-3.75000000000001">
                <text:p>-3.750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54508497187478">
                <text:p>-1.54508497187478</text:p>
              </table:table-cell>
              <table:table-cell office:value-type="float" office:value="5.37220574491481">
                <text:p>5.37220574491481</text:p>
              </table:table-cell>
              <table:table-cell office:value-type="float" office:value="-4.63525491562429">
                <text:p>-4.635254915624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04508497187473">
                <text:p>-4.04508497187473</text:p>
              </table:table-cell>
              <table:table-cell office:value-type="float" office:value="3.22487922695993">
                <text:p>3.22487922695993</text:p>
              </table:table-cell>
              <table:table-cell office:value-type="float" office:value="-3.74999999999993">
                <text:p>-3.749999999999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">
                <text:p>-5</text:p>
              </table:table-cell>
              <table:table-cell office:value-type="float" office:value="1.60400000000002">
                <text:p>1.60400000000002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04508497187474">
                <text:p>-4.04508497187474</text:p>
              </table:table-cell>
              <table:table-cell office:value-type="float" office:value="-1.43287922695997">
                <text:p>-1.43287922695997</text:p>
              </table:table-cell>
              <table:table-cell office:value-type="float" office:value="1.43237254218788">
                <text:p>1.432372542187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54508497187473">
                <text:p>-1.54508497187473</text:p>
              </table:table-cell>
              <table:table-cell office:value-type="float" office:value="-2.16420574491477">
                <text:p>-2.16420574491477</text:p>
              </table:table-cell>
              <table:table-cell office:value-type="float" office:value="3.75000000000002">
                <text:p>3.750000000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4508497187469">
                <text:p>1.54508497187469</text:p>
              </table:table-cell>
              <table:table-cell office:value-type="float" office:value="-2.87220574491481">
                <text:p>-2.87220574491481</text:p>
              </table:table-cell>
              <table:table-cell office:value-type="float" office:value="4.63525491562414">
                <text:p>4.635254915624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-0.724879226959963">
                <text:p>-0.724879226959963</text:p>
              </table:table-cell>
              <table:table-cell office:value-type="float" office:value="3.75000000000007">
                <text:p>3.750000000000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0.895999999999968">
                <text:p>0.895999999999968</text:p>
              </table:table-cell>
              <table:table-cell office:value-type="float" office:value="1.43237254218789">
                <text:p>1.43237254218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04508497187473">
                <text:p>4.04508497187473</text:p>
              </table:table-cell>
              <table:table-cell office:value-type="float" office:value="3.93287922695994">
                <text:p>3.93287922695994</text:p>
              </table:table-cell>
              <table:table-cell office:value-type="float" office:value="-1.4323725421879">
                <text:p>-1.4323725421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4508497187478">
                <text:p>1.54508497187478</text:p>
              </table:table-cell>
              <table:table-cell office:value-type="float" office:value="4.66420574491476">
                <text:p>4.66420574491476</text:p>
              </table:table-cell>
              <table:table-cell office:value-type="float" office:value="-3.74999999999993">
                <text:p>-3.749999999999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54508497187471">
                <text:p>-1.54508497187471</text:p>
              </table:table-cell>
              <table:table-cell office:value-type="float" office:value="5.37220574491481">
                <text:p>5.37220574491481</text:p>
              </table:table-cell>
              <table:table-cell office:value-type="float" office:value="-4.63525491562424">
                <text:p>-4.63525491562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04508497187475">
                <text:p>-4.04508497187475</text:p>
              </table:table-cell>
              <table:table-cell office:value-type="float" office:value="3.22487922695995">
                <text:p>3.22487922695995</text:p>
              </table:table-cell>
              <table:table-cell office:value-type="float" office:value="-3.75000000000006">
                <text:p>-3.75000000000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">
                <text:p>-5</text:p>
              </table:table-cell>
              <table:table-cell office:value-type="float" office:value="1.60400000000002">
                <text:p>1.60400000000002</text:p>
              </table:table-cell>
              <table:table-cell office:value-type="float" office:value="-1.43237254218787">
                <text:p>-1.432372542187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04508497187477">
                <text:p>-4.04508497187477</text:p>
              </table:table-cell>
              <table:table-cell office:value-type="float" office:value="-1.43287922695996">
                <text:p>-1.43287922695996</text:p>
              </table:table-cell>
              <table:table-cell office:value-type="float" office:value="1.43237254218785">
                <text:p>1.43237254218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